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D0000CCBE00006CBA387554E6.wmf"/>
  <manifest:file-entry manifest:media-type="" manifest:full-path="Pictures/2000000D0000B8B1000069BB54C68235.wmf"/>
  <manifest:file-entry manifest:media-type="" manifest:full-path="Pictures/2000000D000067DF00005069B373E626.wmf"/>
  <manifest:file-entry manifest:media-type="" manifest:full-path="Pictures/2000000D00006A0A0000552A21936FA1.wmf"/>
  <manifest:file-entry manifest:media-type="" manifest:full-path="Pictures/2000000D0000B8B100006B13149B10A8.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charset="x-symbol"/>
    <style:font-face style:name="StarSymbol" svg:font-family="StarSymbol"/>
    <style:font-face style:name="Tahoma1" svg:font-family="Tahoma"/>
    <style:font-face style:name="Times" svg:font-family="Times" style:font-family-generic="roman"/>
    <style:font-face style:name="Helvetica" svg:font-family="Helvetica" style:font-family-generic="swiss"/>
    <style:font-face style:name="Courier" svg:font-family="Courier" style:font-family-generic="modern" style:font-pitch="fixed"/>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Table1" style:family="table">
      <style:table-properties style:width="6.75in" table:align="center" style:writing-mode="lr-tb"/>
    </style:style>
    <style:style style:name="Table1.A" style:family="table-column">
      <style:table-column-properties style:column-width="6.75in"/>
    </style:style>
    <style:style style:name="Table1.1" style:family="table-row">
      <style:table-row-properties style:min-row-height="3.6111in" style:keep-together="true" fo:keep-together="auto"/>
    </style:style>
    <style:style style:name="Table1.A1" style:family="table-cell">
      <style:table-cell-properties fo:padding="0in" fo:border="none"/>
    </style:style>
    <style:style style:name="Table1.2" style:family="table-row">
      <style:table-row-properties style:min-row-height="3.6528in" style:keep-together="true" fo:keep-together="auto"/>
    </style:style>
    <style:style style:name="Table2" style:family="table">
      <style:table-properties style:width="6.75in" table:align="center" style:writing-mode="lr-tb"/>
    </style:style>
    <style:style style:name="Table2.A" style:family="table-column">
      <style:table-column-properties style:column-width="6.75in"/>
    </style:style>
    <style:style style:name="Table2.1" style:family="table-row">
      <style:table-row-properties style:min-row-height="3.7222in" style:keep-together="true" fo:keep-together="auto"/>
    </style:style>
    <style:style style:name="Table2.A1" style:family="table-cell">
      <style:table-cell-properties fo:padding="0in" fo:border="none"/>
    </style:style>
    <style:style style:name="Table3" style:family="table">
      <style:table-properties style:width="6.75in" table:align="center" style:writing-mode="lr-tb"/>
    </style:style>
    <style:style style:name="Table3.A" style:family="table-column">
      <style:table-column-properties style:column-width="6.75in"/>
    </style:style>
    <style:style style:name="Table3.1" style:family="table-row">
      <style:table-row-properties style:min-row-height="2.9167in" style:keep-together="true" fo:keep-together="auto"/>
    </style:style>
    <style:style style:name="Table3.A1" style:family="table-cell">
      <style:table-cell-properties fo:padding="0in" fo:border="none"/>
    </style:style>
    <style:style style:name="Table4" style:family="table">
      <style:table-properties style:width="6.75in" table:align="center" style:writing-mode="lr-tb"/>
    </style:style>
    <style:style style:name="Table4.A" style:family="table-column">
      <style:table-column-properties style:column-width="6.75in"/>
    </style:style>
    <style:style style:name="Table4.1" style:family="table-row">
      <style:table-row-properties style:min-row-height="2.7639in" style:keep-together="true" fo:keep-together="auto"/>
    </style:style>
    <style:style style:name="Table4.A1" style:family="table-cell">
      <style:table-cell-properties fo:padding="0in" fo:border="none"/>
    </style:style>
    <style:style style:name="P1" style:family="paragraph" style:parent-style-name="RightFooter">
      <style:text-properties fo:font-variant="normal" fo:text-transform="none" style:text-position="0% 100%"/>
    </style:style>
    <style:style style:name="P2" style:family="paragraph" style:parent-style-name="LeftFooter">
      <style:text-properties fo:font-variant="normal" fo:text-transform="none" style:text-position="0% 100%"/>
    </style:style>
    <style:style style:name="P3" style:family="paragraph" style:parent-style-name="List">
      <style:paragraph-properties fo:margin-top="0in" fo:margin-bottom="0.0693in" style:line-height-at-least="0.1528in"/>
      <style:text-properties style:font-name="Courier" fo:font-size="9pt" fo:font-weight="bold" style:font-name-asian="Courier" style:font-size-asian="9pt" style:font-weight-asian="bold" style:font-name-complex="Courier" style:font-size-complex="9pt" style:font-weight-complex="bold"/>
    </style:style>
    <style:style style:name="P4" style:family="paragraph" style:parent-style-name="List">
      <style:paragraph-properties fo:margin-top="0in" fo:margin-bottom="0.0693in" style:line-height-at-least="0.1528in"/>
      <style:text-properties style:font-name="Courier" fo:font-size="9pt" fo:letter-spacing="-0.0028in" fo:font-weight="bold" style:font-name-asian="Courier" style:font-size-asian="9pt" style:font-weight-asian="bold" style:font-name-complex="Courier" style:font-size-complex="9pt" style:font-weight-complex="bold"/>
    </style:style>
    <style:style style:name="P5" style:family="paragraph" style:parent-style-name="ListCont">
      <style:paragraph-properties fo:margin-top="0in" fo:margin-bottom="0.0693in" style:line-height-at-least="0.1528in"/>
      <style:text-properties style:font-name="Courier" fo:font-size="9pt" fo:font-weight="bold" style:font-name-asian="Courier" style:font-size-asian="9pt" style:font-weight-asian="bold" style:font-name-complex="Courier" style:font-size-complex="9pt" style:font-weight-complex="bold"/>
    </style:style>
    <style:style style:name="P6" style:family="paragraph" style:parent-style-name="Illustration">
      <style:paragraph-properties fo:text-align="center" style:justify-single-word="false"/>
    </style:style>
    <style:style style:name="P7" style:family="paragraph" style:parent-style-name="Heading_20_1" style:master-page-name="Standard">
      <style:paragraph-properties style:page-number="auto"/>
    </style:style>
    <style:style style:name="T1" style:family="text">
      <style:text-properties fo:font-variant="normal" fo:text-transform="none" style:text-position="0% 100%"/>
    </style:style>
    <style:style style:name="T2" style:family="text">
      <style:text-properties fo:letter-spacing="-0.0028in"/>
    </style:style>
    <style:style style:name="T3" style:family="text">
      <style:text-properties style:font-name="Courier" fo:font-size="9pt" fo:letter-spacing="-0.0028in" fo:font-weight="bold" style:font-name-asian="Courier" style:font-size-asian="9pt" style:font-weight-asian="bold" style:font-name-complex="Courier" style:font-size-complex="9pt" style:font-weight-complex="bold"/>
    </style:style>
    <style:style style:name="T4" style:family="text">
      <style:text-properties fo:letter-spacing="-0.0035in"/>
    </style:style>
    <style:style style:name="T5"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text:user-field-decls>
        <text:user-field-decl office:value-type="string" office:string-value="9 Oct 07" text:name="SAVEDATE  \@ &quot;M'/'d'/'yy&quot;"/>
      </text:user-field-decls>
      <text:h text:style-name="P7" text:outline-level="1"><text:bookmark-start text:name="RTF320036003900350030003a00"/><text:reference-mark-start text:name="DebugChap"/>D<text:bookmark-end text:name="RTF320036003900350030003a00"/>ebugging<text:reference-mark-end text:name="DebugChap"/></text:h>
      <text:p text:style-name="Body">The simulator provides many facilities to help you debug your programs. You can modify the current state of the simulated processor, set program breakpoints, trace program execution, and dump a memory image into a file.</text:p>
      <text:h text:style-name="Heading_20_2" text:outline-level="2"><text:bookmark-start text:name="RTF310038003600340037003a00"/><text:reference-mark-start text:name="ChgRegMem"/>Changing Registers and Memory with Ass<text:bookmark-end text:name="RTF310038003600340037003a00"/>ignment Commands<text:reference-mark-end text:name="ChgRegMem"/></text:h>
      <text:p text:style-name="Body">Use the <text:span text:style-name="CodeBold">=</text:span> command to assign a value to a register. The <text:span text:style-name="CodeBold">=</text:span> command takes two arguments: the first is the name of a register and the second is the value to be assigned.</text:p>
      <text:p text:style-name="Body">To change the contents of memory, you use one of five different commands, depending on whether you want to set a byte, two bytes, four bytes, eight bytes, or a C-language string (a sequence of bytes terminated by a byte with the value zero, the "null" byte). The commands are <text:span text:style-name="CodeBold">=1</text:span>, <text:span text:style-name="CodeBold">=2</text:span>, <text:span text:style-name="CodeBold">=4</text:span>, <text:span text:style-name="CodeBold">=8</text:span>, and <text:span text:style-name="CodeBold">=s</text:span> respectively. Each command takes at least two arguments (some take more): an address or symbol or expression resolving to an address, and the new value you want placed there.</text:p>
      <text:h text:style-name="Heading_20_3" text:outline-level="3">Summary of Assignment Commands</text:h>
      <text:p text:style-name="P3"><text:span text:style-name="CodeBold">=</text:span><text:span text:style-name="T2"> </text:span><text:span text:style-name="Operand">register_name</text:span><text:span text:style-name="T2"> </text:span><text:span text:style-name="Operand">value</text:span></text:p>
      <text:p text:style-name="Body">The <text:span text:style-name="Operand">value</text:span> is assigned to the register specified by <text:span text:style-name="Operand">register_name</text:span>. The old value is lost. Unless a modifying prefix such as <text:span text:style-name="CodeBold">0d</text:span>, <text:span text:style-name="CodeBold">0b</text:span>, or <text:span text:style-name="CodeBold">0o</text:span> is used, <text:span text:style-name="Operand">value</text:span> will be treated as a hexadecimal number. Floating point registers must be set piecewise, using the register name (<text:span text:style-name="CodeBold">f2</text:span> through <text:span text:style-name="CodeBold">f127</text:span>) followed by a <text:span text:style-name="CodeBold">.s</text:span> to set the sign, <text:span text:style-name="CodeBold">.m</text:span> to set the mantissa, or <text:span text:style-name="CodeBold">.e</text:span> to set the exponent. The first general register, <text:span text:style-name="CodeBold">r0</text:span>, is "hardwired" to 0 and any attempt to assign to it will be rejected. Similarly, floating registers <text:span text:style-name="CodeBold">f0</text:span> and <text:span text:style-name="CodeBold">f1</text:span> are "hardwired" to be 0.0 and 1.0, respectively, and predicate register <text:span text:style-name="CodeBold">p0</text:span> is "hardwired" to 1 and they too cannot be changed. Some IA-64 registers are read-only according to the IA-64 architecture specification, but all non-hardwired registers are writable with Ski's <text:span text:style-name="CodeBold">=</text:span> command to assist your debugging.</text:p>
      <text:p text:style-name="P3"><text:span text:style-name="CodeBold">=1</text:span><text:span text:style-name="T2"> </text:span><text:span text:style-name="Operand">address value+</text:span></text:p>
      <text:p text:style-name="P3"><text:span text:style-name="CodeBold">=2</text:span><text:span text:style-name="T2"> </text:span><text:span text:style-name="Operand">address</text:span><text:span text:style-name="T2"> </text:span><text:span text:style-name="Operand">value+</text:span></text:p>
      <text:p text:style-name="P3"><text:span text:style-name="CodeBold">=4</text:span><text:span text:style-name="T2"> </text:span><text:span text:style-name="Operand">address</text:span><text:span text:style-name="T2"> </text:span><text:span text:style-name="Operand">value+</text:span></text:p>
      <text:p text:style-name="P3"><text:span text:style-name="CodeBold">=8</text:span><text:span text:style-name="T2"> </text:span><text:span text:style-name="Operand">address</text:span><text:span text:style-name="T2"> </text:span><text:span text:style-name="Operand">value+</text:span></text:p>
      <text:p text:style-name="ListCont">The <text:span text:style-name="Operand">value</text:span> is assigned to the specified location in memory. The old value at the location is lost. The location may be on any allocated page, including instruction pages, as discussed in "<text:reference-ref text:reference-format="text" text:ref-name="PgAlloc">Page Allocation</text:reference-ref>". Multiple values, separated by spaces, may be supplied; if so, they will be assigned to sequential memory addresses. Unless a modifying prefix such as <text:span text:style-name="CodeBold">0d</text:span>, <text:span text:style-name="CodeBold">0b</text:span>, or <text:span text:style-name="CodeBold">0o</text:span> is used, <text:span text:style-name="Operand">value</text:span> will be treated as a hexadecimal number.</text:p>
      <text:p text:style-name="ListCont">The <text:span text:style-name="CodeBold">=1</text:span> command truncates any extra high-order bytes of the <text:span text:style-name="Operand">value</text:span> to make a single byte. The <text:span text:style-name="CodeBold">=2</text:span> command truncates or pads (with zero) the high order bytes of the <text:span text:style-name="Operand">value</text:span> as necessary to make a two-byte quantity. Similarly, the <text:span text:style-name="CodeBold">=4</text:span> and <text:span text:style-name="CodeBold">=8</text:span> commands truncate or pad high order bytes to make four- and eight-byte quantities, respectively.</text:p>
      <text:p text:style-name="ListCont">The <text:span text:style-name="CodeBold">=2</text:span>, <text:span text:style-name="CodeBold">=4</text:span>, and <text:span text:style-name="CodeBold">=8</text:span> commands respect the current value of the <text:span text:style-name="Bitfield">psr.be</text:span> bit, which controls whether multi-byte data memory references are big-endian (if the bit is set) or little-endian (if the bit is clear). The bit also controls the format of data display in the Data Window (see "<text:reference-ref text:reference-format="text" text:ref-name="DataWin"/>" on page <text:reference-ref text:reference-format="page" text:ref-name="DataWin"/>). You can set the <text:span text:style-name="Bitfield">psr.be</text:span> bit with the command "<text:span text:style-name="CodeBold">= psr.be 1</text:span>" and you can clear it with "<text:span text:style-name="CodeBold">= psr.be 0</text:span>".</text:p>
      <text:p text:style-name="ListCont">Ski supports physical and virtual addressing. For more information, see "<text:reference-ref text:reference-format="text" text:ref-name="CmdAddr"/>" on page <text:reference-ref text:reference-format="page" text:ref-name="CmdAddr"/>.</text:p>
      <text:p text:style-name="P3"><text:span text:style-name="CodeBold">=s</text:span><text:span text:style-name="T2"> </text:span><text:span text:style-name="Operand">address</text:span><text:span text:style-name="T2"> </text:span><text:span text:style-name="Operand">string_without_spaces+</text:span></text:p>
      <text:p text:style-name="ListCont">The <text:span text:style-name="Operand">string_without_spaces</text:span> is assigned to memory locations starting at the location specified by <text:span text:style-name="Operand">address</text:span>. A null byte is added to the end of the string automatically. The old value at the location is lost. The location may be on any allocated page, including instruction pages, as discussed in "<text:reference-ref text:reference-format="text" text:ref-name="PgAlloc">Page Allocation</text:reference-ref>". Multiple values may be supplied, separated by a space. The strings may not contain spaces and quoting it is not a workaround.</text:p>
      <text:h text:style-name="Heading_20_3" text:outline-level="3"><text:soft-page-break/>Examples of Assignment Commands</text:h>
      <text:p text:style-name="P4"><text:span text:style-name="CodeBold">=</text:span> r1 1234</text:p>
      <text:p text:style-name="ListCont">The hexadecimal value 0x1234 is assigned to general register 1. The six upper (more significant) bytes are padded with zeroes.</text:p>
      <text:p text:style-name="P4"><text:span text:style-name="CodeBold">=</text:span> r1 ip+10</text:p>
      <text:p text:style-name="ListCont">The value in <text:span text:style-name="CodeBold">ip</text:span> added to 0x10 is assigned to general register 1.</text:p>
      <text:p text:style-name="P4"><text:span text:style-name="CodeBold">=</text:span> f2.m 1234 ; = f2.s 1 ; = f2.e 10033</text:p>
      <text:p text:style-name="ListCont">The hexadecimal value 0x300330000000000001234 is assigned to floating register 2. The register now encodes the decimal value of -2.2754, approximately. The "<text:span text:style-name="CodeBold">=</text:span><text:span text:style-name="T3"> f2.m 1234</text:span>" part sets the mantissa (the 64 low-order bits). The "<text:span text:style-name="T3">= f2.s 1</text:span>" part encodes the mantissa sign (the most significant of the 82 bits). The "<text:span text:style-name="T3">= f2.e 10033</text:span>" encodes the 17 exponent bits (which fit between the sign bit and mantissa bits), using a bias of 65,535 (0xffff).</text:p>
      <text:p text:style-name="P3"><text:span text:style-name="CodeBold">=4 __data_start+30 0d10 13feffff b3</text:span></text:p>
      <text:p text:style-name="ListCont">The decimal value 10 is assigned to the four bytes starting 48 bytes past the location of the symbol "<text:span text:style-name="CodeBold">__data_start</text:span>". Because the value 10 occupies only one byte, three high-order zero bytes will be padded in, so the actual value assigned will be 0x0000000a. The value 13feffff is assigned to the four bytes starting 52 bytes past the location of <text:span text:style-name="CodeBold">__data_start</text:span>. The lower four bytes of branch register 3 will be copied into the four bytes starting 56 bytes past the location of <text:span text:style-name="CodeBold">__data_start</text:span>. (To assign the value 0xb3, use the <text:span text:style-name="CodeBold">0x</text:span> prefix.)</text:p>
      <text:p text:style-name="P3"><text:span text:style-name="CodeBold">=s main ThisProgramIsBroken</text:span></text:p>
      <text:p text:style-name="Body">The string "<text:span text:style-name="CodeBold">ThisProgramIsBroken</text:span>" with a null byte appended is placed in memory overwriting the instructions at the start of the program, as shown in the "before" and "after" views of <text:sequence-ref text:reference-format="text" text:ref-name="refIllustration0">Illustration 1: The Original Program Loaded in ski</text:sequence-ref> and <text:sequence-ref text:reference-format="text" text:ref-name="refIllustration1">Illustration 2: The Program After Assigning a String in ski</text:sequence-ref>. (The symbol "<text:span text:style-name="CodeBold">main</text:span>" traditionally marks the first instruction of a user program written in the C language.) The instructions previously at that location are lost. If you attempt to run the program, it will almost certainly fail! Note that the string is not quoted and has no whitespace.</text:p>
      <table:table table:name="Table1" table:style-name="Table1">
        <table:table-column table:style-name="Table1.A"/>
        <table:table-row table:style-name="Table1.1">
          <table:table-cell table:style-name="Table1.A1" office:value-type="string">
            <text:p text:style-name="FigureSpace"><draw:frame draw:style-name="fr1" draw:name="Frame1" text:anchor-type="paragraph" svg:width="6.1807in" draw:z-index="0"><draw:text-box fo:min-height="3.528in"><text:p text:style-name="P6"><draw:frame draw:style-name="fr2" draw:name="graphics1" text:anchor-type="paragraph" svg:x="0.0016in" svg:y="0.0008in" svg:width="6.1807in" style:rel-width="100%" svg:height="3.528in" style:rel-height="scale" draw:z-index="1"><draw:image xlink:href="Pictures/2000000D0000B8B1000069BB54C68235.wmf" xlink:type="simple" xlink:show="embed" xlink:actuate="onLoad"/></draw:frame>Illustration <text:sequence text:ref-name="refIllustration0" text:name="Illustration" text:formula="ooow:Illustration+1" style:num-format="1">1</text:sequence>: The Original Program Loaded in ski</text:p></draw:text-box></draw:frame></text:p>
          </table:table-cell>
        </table:table-row>
        <text:soft-page-break/>
        <table:table-row table:style-name="Table1.2">
          <table:table-cell table:style-name="Table1.A1" office:value-type="string">
            <text:p text:style-name="FigureSpace"><draw:frame draw:style-name="fr1" draw:name="Frame2" text:anchor-type="paragraph" svg:width="6.1807in" draw:z-index="2"><draw:text-box fo:min-height="3.5693in"><text:p text:style-name="P6"><draw:frame draw:style-name="fr2" draw:name="graphics2" text:anchor-type="paragraph" svg:x="0.0016in" svg:y="0.0008in" svg:width="6.1807in" style:rel-width="100%" svg:height="3.5693in" style:rel-height="scale" draw:z-index="3"><draw:image xlink:href="Pictures/2000000D0000B8B100006B13149B10A8.wmf" xlink:type="simple" xlink:show="embed" xlink:actuate="onLoad"/></draw:frame>Illustration <text:sequence text:ref-name="refIllustration1" text:name="Illustration" text:formula="ooow:Illustration+1" style:num-format="1">2</text:sequence>: The Program After Assigning a String in ski</text:p></draw:text-box></draw:frame></text:p>
          </table:table-cell>
        </table:table-row>
      </table:table>
      <text:p text:style-name="FigureSpace"/>
      <text:h text:style-name="Heading_20_3" text:outline-level="3">Notes on Assignment</text:h>
      <text:h text:style-name="Heading_20_4" text:outline-level="4">Address Alignment</text:h>
      <text:p text:style-name="Body">Ski aligns addresses on natural boundaries: two-byte quantities are aligned on addresses divisible by two, four-byte quantities are aligned on addresses divisible by four, and eight-byte quantities are aligned on addresses divisible by eight. For example, the command</text:p>
      <text:p text:style-name="P3"><text:span text:style-name="CodeBold">=4 __data_start+1 0x12345678</text:span></text:p>
      <text:p text:style-name="Body">results in the message</text:p>
      <text:p text:style-name="P3"><text:span text:style-name="CodeBold">Non word-aligned address. Aligned to 0x6000000000001000</text:span></text:p>
      <text:p text:style-name="Body">and the value is assigned starting one byte before the requested address. ("<text:span text:style-name="CodeBold">__data_start</text:span>" is a program-defined symbol for <text:span text:style-name="CodeBold">0x6000000000001000</text:span>.)</text:p>
      <text:h text:style-name="Heading_20_4" text:outline-level="4">Bit-encoded Registers</text:h>
      <text:p text:style-name="Body">Many registers are bit-encoded. You can assign to individual bits or to entire registers. For example, you can set the <text:span text:style-name="Bitfield">psr.it </text:span>bit with this:</text:p>
      <text:p text:style-name="P5"><text:span text:style-name="CodeBold">= psr.it 1</text:span></text:p>
      <text:p text:style-name="Body">and you can set the entire Processor Status Register (<text:span text:style-name="CodeBold">psr</text:span>) with this:</text:p>
      <text:p text:style-name="P5"><text:span text:style-name="CodeBold">= psr 1234567890abcdef</text:span></text:p>
      <text:p text:style-name="Body">A complete list of the registers and bits Ski recognizes is in "<text:reference-ref text:reference-format="text" text:ref-name="RegNameApp"/>" on page <text:reference-ref text:reference-format="page" text:ref-name="RegNameApp"/>.</text:p>
      <text:h text:style-name="Heading_20_4" text:outline-level="4"><text:bookmark-start text:name="RTF310030003100390030003a00"/><text:soft-page-break/><text:reference-mark-start text:name="PgAlloc"/>Page Allocation<text:bookmark-end text:name="RTF310030003100390030003a00"/><text:reference-mark-end text:name="PgAlloc"/></text:h>
      <text:p text:style-name="Body">Virtual memory is simulated only for system-mode programs. In system-mode, your program is responsible for page allocation. In application-mode, Ski handles page allocation for you. Either way, if you try to assign data to a non-existent page using the assignment commands, Ski will refuse, with an error message. The assignment commands never cause a TLB miss or replacement.</text:p>
      <text:h text:style-name="Heading_20_2" text:outline-level="2"><text:bookmark-start text:name="RTF330037003900360033003a00"/><text:reference-mark-start text:name="EvalFormula"/>Evaluating Formulas and Formatting Data<text:bookmark-end text:name="RTF330037003900360033003a00"/><text:reference-mark-end text:name="EvalFormula"/></text:h>
      <text:p text:style-name="Body">The <text:span text:style-name="CodeBold">eval</text:span> command evaluates one or more expressions and prints the result(s) in decimal, and hexadecimal. An example of the <text:span text:style-name="CodeBold">eval</text:span> command and a more complete discussion are in "<text:reference-ref text:reference-format="text" text:ref-name="CmdExpress"/>" on page <text:reference-ref text:reference-format="page" text:ref-name="CmdExpress"/>.</text:p>
      <text:h text:style-name="Heading_20_3" text:outline-level="3">Summary of The <text:span text:style-name="CodeBold"><text:span text:style-name="T4">eval</text:span></text:span> Command</text:h>
      <text:p text:style-name="P3"><text:span text:style-name="CodeBold">eval</text:span><text:span text:style-name="T2"> </text:span><text:span text:style-name="Operand">expression</text:span><text:span text:style-name="T2">+</text:span></text:p>
      <text:p text:style-name="ListCont">Evaluate the <text:span text:style-name="Operand">expression</text:span>(s) and print the result(s) on the screen. If the <text:span text:style-name="Operand">expression</text:span> is simply a register name, the value is display in the appropriate format: decimal, hexadecimal, or symbolically, depending on the kind of register. If the expression has any operators, the result is displayed in decimal and hexadecimal. For example, "<text:span text:style-name="CodeBold">eval ip</text:span>" causes the current value of the <text:span text:style-name="CodeBold">ip</text:span> register to be displayed symbolically or in hexadecimal. But "<text:span text:style-name="CodeBold">eval +ip</text:span>" causes the value to be printed out in hexadecimal and decimal.</text:p>
      <text:h text:style-name="Heading_20_2" text:outline-level="2"><text:bookmark-start text:name="RTF310036003900300031003a00"/><text:reference-mark-start text:name="ProgBrkpt"/>Pro<text:bookmark-end text:name="RTF310036003900300031003a00"/>gram Breakpoints<text:reference-mark-end text:name="ProgBrkpt"/></text:h>
      <text:p text:style-name="Body">Program breakpoints are "marks" within the executable code of a program that cause simulation to halt when they are encountered in the normal flow of a running program. When simulation stops because of a breakpoint, the instruction pointer (<text:span text:style-name="CodeBold">ip</text:span>) is pointing to the instruction at which the breakpoint is set (before the instruction is executed) and control is returned to you.</text:p>
      <text:p text:style-name="Body">The simulator provides several commands to let you manipulate program breakpoints. These commands are explained in detail below.</text:p>
      <text:h text:style-name="Heading_20_3" text:outline-level="3"><text:bookmark-start text:name="RTF330032003000300032003a00"/><text:reference-mark-start text:name="SetProgBrkpt"/>Setting Program Breakpoints<text:bookmark-end text:name="RTF330032003000300032003a00"/><text:reference-mark-end text:name="SetProgBrkpt"/></text:h>
      <text:p text:style-name="Body">To set a breakpoint in IA-64 code, use the <text:span text:style-name="CodeBold">bs</text:span> command. For IA-32 code, use the <text:span text:style-name="CodeBold">iabs</text:span> command. If given with no arguments, these commands set a breakpoint at the instruction pointed to by the <text:span text:style-name="CodeBold">ip</text:span> register. If an address is given following the command, the breakpoint is set at that address. The address must be valid when Ski resumes simulation; Ski will refuse to simulate code if any breakpoints are set at non-existent addresses. You can set breakpoints in system-mode programs using physical or virtual addresses. See "<text:reference-ref text:reference-format="text" text:ref-name="AppSysModeSim"/>" on page <text:reference-ref text:reference-format="page" text:ref-name="AppSysModeSim"/> for information about system-mode programming and "<text:reference-ref text:reference-format="text" text:ref-name="CmdAddr"/>" on page <text:reference-ref text:reference-format="page" text:ref-name="CmdAddr"/> for information on physical vs. virtual addressing.</text:p>
      <text:p text:style-name="Body">Up to ten breakpoints may be set at any one time. They are indicated by the digits "<text:span text:style-name="CodeBold">0</text:span>" through "<text:span text:style-name="CodeBold">9</text:span>" in the first column of the program window, as the example in <text:sequence-ref text:reference-format="text" text:ref-name="refIllustration2">Illustration 3: Three Breakpoints, 0, 2, and 1, Visible in xski's Program Window</text:sequence-ref> shows.</text:p>
      <table:table table:name="Table2" table:style-name="Table2">
        <table:table-column table:style-name="Table2.A"/>
        <text:soft-page-break/>
        <table:table-row table:style-name="Table2.1">
          <table:table-cell table:style-name="Table2.A1" office:value-type="string">
            <text:p text:style-name="FigureSpace"><draw:frame draw:style-name="fr1" draw:name="Frame3" text:anchor-type="paragraph" svg:width="6.75in" draw:z-index="4"><draw:text-box fo:min-height="3.639in"><text:p text:style-name="P6"><draw:frame draw:style-name="fr2" draw:name="graphics3" text:anchor-type="paragraph" svg:x="0.0016in" svg:y="0.0008in" svg:width="6.75in" style:rel-width="100%" svg:height="3.639in" style:rel-height="scale" draw:z-index="5"><draw:image xlink:href="Pictures/2000000D0000CCBE00006CBA387554E6.wmf" xlink:type="simple" xlink:show="embed" xlink:actuate="onLoad"/></draw:frame>Illustration <text:sequence text:ref-name="refIllustration2" text:name="Illustration" text:formula="ooow:Illustration+1" style:num-format="1">3</text:sequence>: Three Breakpoints, 0, 2, and 1, Visible in xski's Program Window</text:p></draw:text-box></draw:frame></text:p>
          </table:table-cell>
        </table:table-row>
      </table:table>
      <text:h text:style-name="Heading_20_3" text:outline-level="3"><text:bookmark-start text:name="RTF320031003400320039003a00"/><text:reference-mark-start text:name="DelProgBrkpt"/>Del<text:bookmark-end text:name="RTF320031003400320039003a00"/>eting Program Breakpoints<text:reference-mark-end text:name="DelProgBrkpt"/></text:h>
      <text:p text:style-name="Body">Two commands delete program breakpoints. The <text:span text:style-name="CodeBold">bd</text:span> command deletes a specified breakpoint. The <text:span text:style-name="CodeBold">bD</text:span> command deletes all breakpoints currently set.</text:p>
      <text:h text:style-name="Heading_20_3" text:outline-level="3"><text:bookmark-start text:name="RTF320030003500350034003a00"/><text:reference-mark-start text:name="ListProgBrkpt"/>Lis<text:bookmark-end text:name="RTF320030003500350034003a00"/>ting Program Breakpoints<text:reference-mark-end text:name="ListProgBrkpt"/></text:h>
      <text:p text:style-name="Body">The <text:span text:style-name="CodeBold">bl</text:span> command causes a list of currently set program breakpoints to be displayed on the screen, symbolically if possible, as shown in <text:sequence-ref text:reference-format="text" text:ref-name="refIllustration3">Illustration 4: xski's Breakpoint List Window Showing IA-64 and IA-32 Breakpoints</text:sequence-ref>. The first column of the display shows the breakpoint number, for use with the <text:span text:style-name="CodeBold">bd</text:span> command. The second column displays a "<text:span text:style-name="CodeBold">P</text:span>" for physically-addressed breakpoints and "<text:span text:style-name="CodeBold">V</text:span>" for virtually-addressed breakpoints. The column labelled "Address" is, of course, the breakpoint address. In the next column, "<text:span text:style-name="CodeBold">IA-64</text:span>" indicates a breakpoint in IA-64 code and "<text:span text:style-name="CodeBold">IA-32</text:span>" indicates a breakpoint in IA-32 code. The "Command" column is currently unused.</text:p>
      <table:table table:name="Table3" table:style-name="Table3">
        <table:table-column table:style-name="Table3.A"/>
        <text:soft-page-break/>
        <table:table-row table:style-name="Table3.1">
          <table:table-cell table:style-name="Table3.A1" office:value-type="string">
            <text:p text:style-name="FigureSpace"><draw:frame draw:style-name="fr1" draw:name="Frame4" text:anchor-type="paragraph" svg:width="3.5417in" draw:z-index="6"><draw:text-box fo:min-height="2.8335in"><text:p text:style-name="P6"><draw:frame draw:style-name="fr2" draw:name="graphics4" text:anchor-type="paragraph" svg:x="0.0016in" svg:y="0.0008in" svg:width="3.5417in" style:rel-width="100%" svg:height="2.8335in" style:rel-height="scale" draw:z-index="7"><draw:image xlink:href="Pictures/2000000D00006A0A0000552A21936FA1.wmf" xlink:type="simple" xlink:show="embed" xlink:actuate="onLoad"/></draw:frame>Illustration <text:sequence text:ref-name="refIllustration3" text:name="Illustration" text:formula="ooow:Illustration+1" style:num-format="1">4</text:sequence>: xski's Breakpoint List Window Showing IA-64 and IA-32 Breakpoints</text:p></draw:text-box></draw:frame></text:p>
          </table:table-cell>
        </table:table-row>
      </table:table>
      <text:h text:style-name="Heading_20_3" text:outline-level="3">Notes on Program Breakpoints</text:h>
      <text:h text:style-name="Heading_20_4" text:outline-level="4"><text:bookmark-start text:name="RTF310032003200370036003a00"/><text:reference-mark-start text:name="HowSkiBrkpts"/>How Ski Implements Breakpoints<text:bookmark-end text:name="RTF310032003200370036003a00"/><text:reference-mark-end text:name="HowSkiBrkpts"/></text:h>
      <text:p text:style-name="Body">Program breakpoints are implemented by replacing the instruction at the address of each breakpoint with an IA-64 <text:span text:style-name="Instruction">BREAK</text:span> instruction or an IA-32 <text:span text:style-name="Instruction">INT3</text:span> instruction. The replacement is done at the time the program is started or restarted (e.g., with <text:span text:style-name="CodeBold">cont</text:span>) and the original instructions are replaced when the program halts. Thus, if your program reads the location where a breakpoint is set, it will retrieve the <text:span text:style-name="Instruction">BREAK</text:span> or <text:span text:style-name="Instruction">INT3</text:span> instruction instead. Ski detects if your program attempts to write new data into the breakpoint location and automatically reinstalls the breakpoint after such an update.</text:p>
      <text:p text:style-name="Body">You need to tell Ski where to set your IA-64 breakpoints but the IA-64 architecture doesn't provide for addressability of individual instructions. Instead, instructions are bundled. To work around this, Ski "pretends" that the slot 0 instruction of a bundle is in the first four bytes of the bundle's location, the slot 1 instruction is in the second four bytes of the bundle, and the slot 2 instruction is in the third four bytes of the bundle. You can only set breakpoints at these "pretend" locations. For example, setting a breakpoint at "<text:span text:style-name="CodeBold">main</text:span>", "<text:span text:style-name="CodeBold">main+1</text:span>", "<text:span text:style-name="CodeBold">main+2</text:span>", and "<text:span text:style-name="CodeBold">main+3</text:span>" all result in the breakpoint being set on the first instruction in the bundle at "<text:span text:style-name="CodeBold">main</text:span>". Similarly, "<text:span text:style-name="CodeBold">main+5</text:span>", "<text:span text:style-name="CodeBold">main+6</text:span>", and "<text:span text:style-name="CodeBold">main+7</text:span>" all correspond to "<text:span text:style-name="CodeBold">main+4</text:span>", and "<text:span text:style-name="CodeBold">main+9</text:span>", "<text:span text:style-name="CodeBold">main+a</text:span>", and "<text:span text:style-name="CodeBold">main+b</text:span>" all correspond to "<text:span text:style-name="CodeBold">main+8</text:span>", If you try to set a breakpoint at the remaining bytes in the bundle ("<text:span text:style-name="CodeBold">main+c</text:span>", "<text:span text:style-name="CodeBold">main+d</text:span>", "<text:span text:style-name="CodeBold">main+e</text:span>", and "<text:span text:style-name="CodeBold">main+f</text:span>" in this example), Ski will generate the error message "<text:span text:style-name="CodeBold">Illegal slot field in breakpoint address</text:span>". Ski can place IA-32 breakpoints at any byte address. If the breakpoint address doesn't correspond to the beginning of an IA-32 instruction, Ski's behavior is undefined.</text:p>
      <text:h text:style-name="Heading_20_4" text:outline-level="4">Unexpected Breakpoints</text:h>
      <text:p text:style-name="Body">The IA-64 breakpoint mechanism uses <text:span text:style-name="Instruction">BREAK.M 0</text:span>, <text:span text:style-name="Instruction">BREAK.I 0</text:span>, <text:span text:style-name="Instruction">BREAK.B 0</text:span>, and <text:span text:style-name="Instruction">BREAK.F 0</text:span>, and <text:span text:style-name="Instruction">BREAK.X 0</text:span> instructions. These are special cases and executing these instructions will not cause "<text:span text:style-name="Instruction">BREAK</text:span> instruction trap" interrupts for system-mode programs. The same is true for <text:span text:style-name="Instruction">INT3</text:span> instructions in IA-32 code. However, if Ski finds <text:span text:style-name="Instruction">BREAK</text:span> or <text:span text:style-name="Instruction">INT3</text:span> instruction at a location which doesn't correspond to a breakpoint, Ski's behavior depends on whether the program is simulating in application-mode or system-mode. Application-mode programs should never generate, or expect to receive, interrupts. If Ski reaches a <text:span text:style-name="Instruction">BREAK</text:span> or <text:span text:style-name="Instruction">INT3</text:span> instruction in an application-mode program at a location which doesn't correspond to a breakpoint, simulation halts and Ski displays an error message. System-mode IA-64 programs will receive the <text:span text:style-name="Instruction">BREAK</text:span> interrupt.</text:p>
      <text:h text:style-name="Heading_20_3" text:outline-level="3"><text:soft-page-break/>Summary of Program Breakpoint Commands</text:h>
      <text:p text:style-name="List"><text:span text:style-name="CodeBold">bs</text:span> [<text:span text:style-name="Operand">address</text:span>]</text:p>
      <text:p text:style-name="ListCont">Sets an IA-64 breakpoint at the specified <text:span text:style-name="Operand">address</text:span> or, if no <text:span text:style-name="Operand">address</text:span> is given, at the location pointed to by <text:span text:style-name="CodeBold">ip</text:span>.</text:p>
      <text:p text:style-name="List"><text:span text:style-name="CodeBold">iabs</text:span> [<text:span text:style-name="Operand">address</text:span>]</text:p>
      <text:p text:style-name="ListCont">Sets an IA-32 breakpoint at the specified <text:span text:style-name="Operand">address</text:span> or, if no <text:span text:style-name="Operand">address</text:span> is given, at the location pointed to by <text:span text:style-name="CodeBold">ip</text:span>.</text:p>
      <text:p text:style-name="List"><text:span text:style-name="CodeBold">bd</text:span> <text:span text:style-name="Operand">breakpoint_number</text:span></text:p>
      <text:p text:style-name="ListCont">Deletes the breakpoint numbered by <text:span text:style-name="Operand">breakpoint_number</text:span>.</text:p>
      <text:p text:style-name="P3"><text:span text:style-name="CodeBold">bD</text:span></text:p>
      <text:p text:style-name="ListCont">Deletes all breakpoints.</text:p>
      <text:p text:style-name="P3"><text:span text:style-name="CodeBold">bl</text:span></text:p>
      <text:p text:style-name="ListCont">Displays a list of currently set breakpoints.</text:p>
      <text:h text:style-name="Heading_20_3" text:outline-level="3">Data Breakpoints</text:h>
      <text:p text:style-name="Body">Data breakpoints can be viewed as temporary access restrictions on an area of data. Access of a datum within the specified area causes a running program to halt at the instruction which attempted the access. Control is then returned to the user at command level.</text:p>
      <text:p text:style-name="Body">The simulator allows up to ten areas to be specified within which data breakpoints may be set. They may vary in size from one byte to an entire region. Further, the area may be specified to cause a break either only on reads, writes, or on both reads and writes. Several commands apply to the manipulation of these data breakpoints.</text:p>
      <text:h text:style-name="Heading_20_3" text:outline-level="3"><text:bookmark-start text:name="RTF340035003400350038003a00"/>Setting Data Breakpoints<text:bookmark-end text:name="RTF340035003400350038003a00"/></text:h>
      <text:p text:style-name="Body">The <text:span text:style-name="CodeBold">dbs</text:span> command sets data breakpoints. The command requires two arguments and accepts an optional third argument. The first argument is the starting address of the area which is associated with the break. The second argument specifies the length of the area (in bytes). The third argument, if present, is the string <text:span text:style-name="CodeBold">rw</text:span> (default), which indicates that the break is to occur on both reads or writes, <text:span text:style-name="CodeBold">r</text:span>, which indicates that only reads cause breaks, or <text:span text:style-name="CodeBold">w</text:span>, which indicates that only writes cause breaks.</text:p>
      <text:h text:style-name="Heading_20_3" text:outline-level="3">Deleting Data Breakpoints</text:h>
      <text:p text:style-name="Body">Two commands delete data breakpoints. The <text:span text:style-name="CodeBold">dbD</text:span> command deletes all data breakpoints currently set. It takes no arguments and requires no verification from the user. The <text:span text:style-name="CodeBold">dbd</text:span> command deletes the data breakpoint with the number specified by the argument.</text:p>
      <text:h text:style-name="Heading_20_3" text:outline-level="3">Listing Data Breakpoints</text:h>
      <text:p text:style-name="Body">The <text:span text:style-name="CodeBold">dbl</text:span> command causes a list of currently set data breakpoints to be displayed on the screen, symbolically if possible.</text:p>
      <text:h text:style-name="Heading_20_3" text:outline-level="3">Summary of Data Breakpoint Commands</text:h>
      <text:p text:style-name="List"><text:span text:style-name="CodeBold">dbs</text:span> <text:span text:style-name="Operand">address length </text:span>[<text:span text:style-name="Operand">type</text:span>]</text:p>
      <text:p text:style-name="ListCont">Sets a data breakpoint at the specified <text:span text:style-name="Operand">address</text:span>. The length of the area (in bytes) is set to <text:span text:style-name="Operand">length</text:span>. Type is the string <text:span text:style-name="CodeBold">rw</text:span> (default) specifying breaks on reads or writes, <text:span text:style-name="CodeBold">r</text:span>, specifying breaks on reads only, or <text:span text:style-name="CodeBold">w</text:span>, specifying breaks on writes only.</text:p>
      <text:p text:style-name="List"><text:span text:style-name="CodeBold">dbd</text:span> <text:span text:style-name="Operand">number</text:span></text:p>
      <text:p text:style-name="ListCont"><text:soft-page-break/>Deletes the data breakpoint numbered by <text:span text:style-name="Operand">number</text:span>.</text:p>
      <text:p text:style-name="P3"><text:span text:style-name="CodeBold">dbD</text:span></text:p>
      <text:p text:style-name="ListCont">Deletes all data breakpoints.</text:p>
      <text:p text:style-name="P3"><text:span text:style-name="CodeBold">dbl</text:span></text:p>
      <text:p text:style-name="ListCont">Displays on the screen a list of currently set data breakpoints.</text:p>
      <text:h text:style-name="Heading_20_3" text:outline-level="3"><text:bookmark-start text:name="RTF330035003400350031003a00"/>Dumping Registers and Memory to a File<text:bookmark-end text:name="RTF330035003400350031003a00"/></text:h>
      <text:p text:style-name="Body">You can dump the registers to a file with the "<text:span text:style-name="CodeBold">rd</text:span>" command, described in "<text:reference-ref text:reference-format="text" text:ref-name="RegWinCmds"/>" on page <text:reference-ref text:reference-format="page" text:ref-name="RegWinCmds"/>. You can dump a block of memory into a file in two forms: in hexadecimal or in symbolic disassembled form, corresponding (roughly) to the formats in the Data Window and the Program Window, respectively. The commands to do this are "<text:span text:style-name="CodeBold">dd</text:span>" and "<text:span text:style-name="CodeBold">pd</text:span>" and are described in "<text:reference-ref text:reference-format="text" text:ref-name="DataWinCmds"/>" on page <text:reference-ref text:reference-format="page" text:ref-name="DataWinCmds"/> and "<text:reference-ref text:reference-format="text" text:ref-name="ProgWinCmds"/>" on page <text:reference-ref text:reference-format="page" text:ref-name="ProgWinCmds"/>, respectively.</text:p>
      <text:h text:style-name="Heading_20_3" text:outline-level="3"><text:bookmark-start text:name="RTF340031003200320038003a00"/><text:reference-mark-start text:name="SavResSimStat"/>Saving and Restoring the Simulator State<text:bookmark-end text:name="RTF340031003200320038003a00"/><text:reference-mark-end text:name="SavResSimStat"/></text:h>
      <text:p text:style-name="Body">You may need to interrupt a simulation session and continue it later. For example, you might be tracking down a difficult bug and want to save the state of the simulator just before the bug occurs so you can replay the problem and try different strategies. The <text:span text:style-name="CodeBold">save</text:span> command saves the state of the currently executing program to a named disk file. Later, you restore the saved file with the <text:span text:style-name="CodeBold">rest</text:span> command or the <text:span text:style-name="CodeBold">-rest</text:span> command line flag (described in "<text:reference-ref text:reference-format="text" text:ref-name="CmdLineFlags"/>" on page <text:reference-ref text:reference-format="page" text:ref-name="CmdLineFlags"/>).</text:p>
      <text:p text:style-name="Body">The <text:span text:style-name="CodeBold">save</text:span> command saves the state of the simulated IA-64 processor, including the overlaid IA-32 registers, the symbol table for program-defined symbols, and memory. Certain simulator state information, in particular the values of internal variables and window-related information, is not saved. Linux and MS-DOS state information such as open file handles and <text:span text:style-name="CodeBold">fseek</text:span> pointers is not currently saved; this will probably change, so you should check the release notes.</text:p>
      <text:h text:style-name="Heading_20_4" text:outline-level="4">Summary of Save and Restore Commands</text:h>
      <text:p text:style-name="P3"><text:span text:style-name="CodeBold">save</text:span><text:span text:style-name="T2"> </text:span><text:span text:style-name="Operand">filename</text:span></text:p>
      <text:p text:style-name="ListCont">Saves an image of the machine state (IA-64 and IA-32) in the specified file.</text:p>
      <text:p text:style-name="P3"><text:span text:style-name="CodeBold">rest</text:span><text:span text:style-name="T2"> </text:span><text:span text:style-name="Operand">filename</text:span></text:p>
      <text:p text:style-name="ListCont">Restores an image of the machine state (IA-64 and IA-32) from the specified file.</text:p>
      <text:h text:style-name="Heading_20_3" text:outline-level="3"><text:bookmark-start text:name="RTF320033003200390038003a00"/><text:reference-mark-start text:name="SymTablCmd"/>Symbol Table Commands<text:bookmark-end text:name="RTF320033003200390038003a00"/><text:reference-mark-end text:name="SymTablCmd"/></text:h>
      <text:p text:style-name="Body">Ski supports two kinds of symbols: program-defined symbols, which are identifiers provided by a compiler, linker, or human programmer (see "<text:reference-ref text:reference-format="text" text:ref-name="ProgDefSym"/>" on page <text:reference-ref text:reference-format="page" text:ref-name="ProgDefSym"/>), and internal symbols, which include register names and internal variables (see "<text:reference-ref text:reference-format="text" text:ref-name="CmdReg"/>" on page <text:reference-ref text:reference-format="page" text:ref-name="CmdReg"/> and "<text:reference-ref text:reference-format="text" text:ref-name="CmdIntVar"/>" on page <text:reference-ref text:reference-format="page" text:ref-name="CmdIntVar"/>). Ski places program-defined symbols in one symbol table; you can see the contents with the <text:span text:style-name="CodeBold">symlist</text:span> command. For IA-64 programs, the ELF executable file always contains symbols, regardless of whether you used your compiler's debug symbols flag (typically <text:span text:style-name="CodeBold">-g</text:span>), unless you stripped the symbols. Internal symbols are stored in a second symbol table along with the register names Ski recognizes, listed in "<text:reference-ref text:reference-format="text" text:ref-name="RegNameApp"/>" on page <text:reference-ref text:reference-format="page" text:ref-name="RegNameApp"/>. The <text:span text:style-name="CodeBold">isyms</text:span> command displays the contents of this table.</text:p>
      <text:h text:style-name="Heading_20_4" text:outline-level="4">Summary of Symbol Commands</text:h>
      <text:p text:style-name="List"><text:span text:style-name="CodeBold">symlist</text:span> [<text:span text:style-name="Operand">filename</text:span>]</text:p>
      <text:p text:style-name="ListCont">Shows the list of program-defined symbols sorted by ascending address, as seen in <text:sequence-ref text:reference-format="text" text:ref-name="refIllustration4">Illustration 5: The symlist Output from xski</text:sequence-ref>. If <text:span text:style-name="Operand">filename</text:span> is given, the list is written to the named file, otherwise the list is written to the screen.</text:p>
      <table:table table:name="Table4" table:style-name="Table4">
        <table:table-column table:style-name="Table4.A"/>
        <text:soft-page-break/>
        <table:table-row table:style-name="Table4.1">
          <table:table-cell table:style-name="Table4.A1" office:value-type="string">
            <text:p text:style-name="FigureSpace"><draw:frame draw:style-name="fr1" draw:name="Frame5" text:anchor-type="paragraph" svg:width="3.472in" draw:z-index="8"><draw:text-box fo:min-height="2.6807in"><text:p text:style-name="P6"><draw:frame draw:style-name="fr2" draw:name="graphics5" text:anchor-type="paragraph" svg:x="0.0016in" svg:y="0.0008in" svg:width="3.472in" style:rel-width="100%" svg:height="2.6807in" style:rel-height="scale" draw:z-index="9"><draw:image xlink:href="Pictures/2000000D000067DF00005069B373E626.wmf" xlink:type="simple" xlink:show="embed" xlink:actuate="onLoad"/></draw:frame>Illustration <text:sequence text:ref-name="refIllustration4" text:name="Illustration" text:formula="ooow:Illustration+1" style:num-format="1">5</text:sequence>: The symlist Output from xski</text:p></draw:text-box></draw:frame></text:p>
          </table:table-cell>
        </table:table-row>
      </table:table>
      <text:p text:style-name="FigureSpace"/>
      <text:p text:style-name="List"><text:span text:style-name="CodeBold">isyms</text:span> [<text:span text:style-name="Operand">filename</text:span>]</text:p>
      <text:p text:style-name="ListCont">Writes the list of internal variables to <text:span text:style-name="Operand">filename</text:span> if given, otherwise to the screen.</text:p>
      <text:p text:style-name="ListCo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charset="x-symbol"/>
    <style:font-face style:name="StarSymbol" svg:font-family="StarSymbol"/>
    <style:font-face style:name="Tahoma1" svg:font-family="Tahoma"/>
    <style:font-face style:name="Times" svg:font-family="Times" style:font-family-generic="roman"/>
    <style:font-face style:name="Helvetica" svg:font-family="Helvetica" style:font-family-generic="swiss"/>
    <style:font-face style:name="Courier" svg:font-family="Courier" style:font-family-generic="modern" style:font-pitch="fixed"/>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fo:font-size="12pt" fo:language="en" fo:country="US" style:font-name-asian="Courier" style:font-size-asian="12pt" style:language-asian="zxx" style:country-asian="none" style:font-name-complex="Courier"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255"/>
      <style:text-properties fo:hyphenate="true" fo:hyphenation-remain-char-count="0" fo:hyphenation-push-char-count="0"/>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next-style-name="ListCont" style:class="list">
      <style:paragraph-properties fo:margin-left="0.25in" fo:margin-right="0in" fo:margin-top="0in" fo:margin-bottom="0.0835in" style:line-height-at-least="0.1665in" fo:text-align="justify" style:justify-single-word="false" fo:text-indent="-0.1252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Header" style:family="paragraph" style:parent-style-name="Standard" style:next-style-name="_31_stAlpha2ndLevel" style:class="extra">
      <style:paragraph-properties fo:margin-left="0in" fo:margin-right="0in" fo:margin-top="0in" fo:margin-bottom="0in" style:line-height-at-least="0.1807in" fo:text-align="justify" style:justify-single-word="false" fo:text-indent="0in" style:auto-text-indent="false" fo:padding="0in" fo:border-left="none" fo:border-right="none" fo:border-top="none" fo:border-bottom="0.0138in solid #000000" style:vertical-align="auto">
        <style:tab-stops>
          <style:tab-stop style:position="6.75in" style:type="right"/>
        </style:tab-stops>
      </style:paragraph-properties>
      <style:text-properties fo:color="#000000" style:text-line-through-style="none" style:font-name="Helvetica" fo:font-size="11pt" fo:letter-spacing="normal" fo:language="en" fo:country="US"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text-emphasize="none" style:text-scale="100%"/>
    </style:style>
    <style:style style:name="Footer" style:family="paragraph" style:parent-style-name="Standard" style:class="extra">
      <style:paragraph-properties text:number-lines="false" text:line-number="0">
        <style:tab-stops>
          <style:tab-stop style:position="3.3752in" style:type="center"/>
          <style:tab-stop style:position="6.7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next-style-name="_31_stAlpha2ndLevel" style:class="extra">
      <style:paragraph-properties fo:margin-left="0.25in" fo:margin-right="0.25in" fo:margin-top="0in" fo:margin-bottom="0in" style:line-height-at-least="0.1528in" fo:text-align="justify" style:justify-single-word="false" fo:text-indent="0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Index" style:family="paragraph" style:parent-style-name="Standard" style:next-style-name="Body" style:class="index">
      <style:paragraph-properties fo:margin-left="0in" fo:margin-right="0in" fo:margin-top="0in" fo:margin-bottom="0.222in" style:line-height-at-least="0.25in" fo:text-align="start" style:justify-single-word="false" fo:text-indent="0in" style:auto-text-indent="false" fo:padding="0in" fo:border-left="none" fo:border-right="none" fo:border-top="none" fo:border-bottom="0.0138in solid #000000" style:vertical-align="auto">
        <style:tab-stops>
          <style:tab-stop style:position="6.75in" style:type="right"/>
        </style:tab-stops>
      </style:paragraph-properties>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Title" style:family="paragraph" style:parent-style-name="Heading" style:next-style-name="_31_stAlpha2ndLevel" style:class="chapter">
      <style:paragraph-properties fo:margin-left="0in" fo:margin-right="0in" fo:margin-top="0in" fo:margin-bottom="0.222in" style:line-height-at-least="0.2362in" fo:text-align="center" style:justify-single-word="false" fo:text-indent="0in" style:auto-text-indent="false" style:vertical-align="auto"/>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_31_stAlpha2ndLevel" style:display-name="1stAlpha2ndLevel" style:family="paragraph" style:next-style-name="ListCont2ndLevel">
      <style:paragraph-properties fo:margin-left="0.5in" fo:margin-right="0in" fo:margin-top="0in" fo:margin-bottom="0.0835in" style:line-height-at-least="0.1665in" fo:text-align="justify" style:justify-single-word="false" fo:text-indent="-0.1528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istCont2ndLevel" style:family="paragraph" style:next-style-name="_31_stAlpha2ndLevel">
      <style:paragraph-properties fo:margin-left="0.5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1_stNumber" style:display-name="1stNumber" style:family="paragraph" style:next-style-name="ListCont">
      <style:paragraph-properties fo:margin-left="0.25in" fo:margin-right="0in" fo:margin-top="0in" fo:margin-bottom="0.0835in" style:line-height-at-least="0.1665in" fo:text-align="justify" style:justify-single-word="false" fo:text-indent="-0.1528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istCont" style:family="paragraph" style:next-style-name="_31_stAlpha2ndLevel">
      <style:paragraph-properties fo:margin-left="0.25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Body" style:family="paragraph" style:next-style-name="_31_stAlpha2ndLevel">
      <style:paragraph-properties fo:margin-left="0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4_Heading" style:display-name="4Heading" style:family="paragraph" style:next-style-name="Body">
      <style:paragraph-properties fo:margin-left="0in" fo:margin-right="0in" fo:margin-top="0.1945in" fo:margin-bottom="0.0835in" style:line-height-at-least="0.1945in" fo:text-align="start" style:justify-single-word="false" fo:text-indent="0in" style:auto-text-indent="false" fo:keep-with-next="always" style:vertical-align="auto"/>
      <style:text-properties fo:color="#000000" style:text-line-through-style="none" style:font-name="Helvetica" fo:font-size="12pt" fo:letter-spacing="normal" fo:language="en" fo:country="US" fo:font-style="normal" style:text-underline-style="none" fo:font-weight="bold" style:font-name-asian="Helvetica" style:font-size-asian="12pt" style:font-style-asian="normal" style:font-weight-asian="bold" style:font-name-complex="Helvetica" style:font-size-complex="12pt" style:font-style-complex="normal" style:font-weight-complex="bold" style:text-emphasize="none" style:text-scale="100%"/>
    </style:style>
    <style:style style:name="ApxTableTitleLOT" style:family="paragraph" style:next-style-name="_31_stAlpha2ndLevel">
      <style:paragraph-properties fo:margin-left="0.8752in" fo:margin-right="0in" fo:margin-top="0in" fo:margin-bottom="0in" style:line-height-at-least="0.1665in" fo:text-align="start" style:justify-single-word="false" fo:text-indent="-0.8752in" style:auto-text-indent="false" style:vertical-align="auto">
        <style:tab-stops>
          <style:tab-stop style:position="0.87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RightSmall" style:family="paragraph" style:next-style-name="_31_stAlpha2ndLevel">
      <style:paragraph-properties fo:margin-left="0in" fo:margin-right="0in" fo:margin-top="0in" fo:margin-bottom="0in" style:line-height-at-least="0.1665in" fo:text-align="end" style:justify-single-word="false" fo:text-indent="0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IntCause" style:family="paragraph" style:next-style-name="IntParameters">
      <style:paragraph-properties fo:margin-left="0.75in" fo:margin-right="0in" fo:margin-top="0in" fo:margin-bottom="0.0972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Parameters" style:family="paragraph" style:next-style-name="_31_stAlpha2ndLevel">
      <style:paragraph-properties fo:margin-left="0.75in" fo:margin-right="0in" fo:margin-top="0in" fo:margin-bottom="0.0972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LeftMiddleSmall"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IndexIX"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onditionsSect" style:family="paragraph" style:next-style-name="InstTextCont">
      <style:paragraph-properties fo:margin-left="0.75in" fo:margin-right="0in" fo:margin-top="0.1252in" fo:margin-bottom="0.0835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TextCont" style:family="paragraph" style:next-style-name="_31_stAlpha2ndLevel">
      <style:paragraph-properties fo:margin-left="0.8752in" fo:margin-right="0in" fo:margin-top="0in" fo:margin-bottom="0.0835in" style:line-height-at-least="0.1665in" fo:text-align="justify" style:justify-single-word="false" fo:text-indent="0in" style:auto-text-indent="false" style:vertical-align="auto">
        <style:tab-stops>
          <style:tab-stop style:position="4in"/>
          <style:tab-stop style:position="6.75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EngrNote" style:family="paragraph" style:next-style-name="NoteCont">
      <style:paragraph-properties fo:margin-left="0.25in" fo:margin-right="0.25in" fo:margin-top="0in" fo:margin-bottom="0.0835in" style:line-height-at-least="0.1665in" fo:text-align="justify" style:justify-single-word="false" fo:text-indent="0in" style:auto-text-indent="false" fo:padding="0in" fo:border-left="none" fo:border-right="none" fo:border-top="0.0138in solid #000000" fo:border-bottom="non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NoteCont" style:family="paragraph">
      <style:paragraph-properties fo:margin-left="0.25in" fo:margin-right="0.25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Equation" style:family="paragraph" style:next-style-name="_31_stAlpha2ndLevel">
      <style:paragraph-properties fo:margin-left="0.2917in" fo:margin-right="0.2917in" fo:margin-top="0in" fo:margin-bottom="0.0835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FP_20_Exception" style:display-name="FP Exception" style:family="paragraph" style:next-style-name="InstTextCont">
      <style:paragraph-properties fo:margin-left="0.75in" fo:margin-right="0in" fo:margin-top="0in" fo:margin-bottom="0.0417in" style:line-height-at-least="0.1665in" fo:text-align="justify" style:justify-single-word="false" fo:text-indent="0in" style:auto-text-indent="false" style:vertical-align="auto">
        <style:tab-stops>
          <style:tab-stop style:position="1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ormatQ"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IIAQueueBack" style:family="paragraph" style:next-style-name="IntNotes">
      <style:paragraph-properties fo:margin-left="1.5in" fo:margin-right="0in" fo:margin-top="0in" fo:margin-bottom="0in" style:line-height-at-least="0.1665in" fo:text-align="justify" style:justify-single-word="false" fo:text-indent="-0.5in" style:auto-text-indent="false" style:vertical-align="auto">
        <style:tab-stops>
          <style:tab-stop style:position="1.3752in"/>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Notes" style:family="paragraph" style:next-style-name="IntName">
      <style:paragraph-properties fo:margin-left="0.75in" fo:margin-right="0in" fo:margin-top="0.0972in" fo:margin-bottom="0.0693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Name" style:family="paragraph" style:next-style-name="IntCause">
      <style:paragraph-properties fo:margin-left="0.75in" fo:margin-right="0in" fo:margin-top="0.1528in" fo:margin-bottom="0.0972in" style:line-height-at-least="0.1665in" fo:text-align="justify" style:justify-single-word="false" fo:text-indent="-0.75in" style:auto-text-indent="false" fo:keep-with-next="always"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IIAQueueFront" style:family="paragraph" style:next-style-name="IntIIAQueueBack">
      <style:paragraph-properties fo:margin-left="1.5in" fo:margin-right="0in" fo:margin-top="0in" fo:margin-bottom="0in" style:line-height-at-least="0.1665in" fo:text-align="justify" style:justify-single-word="false" fo:text-indent="-1.5in" style:auto-text-indent="false" style:vertical-align="auto">
        <style:tab-stops>
          <style:tab-stop style:position="1in"/>
          <style:tab-stop style:position="1.3752in"/>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0Sect" style:family="paragraph" style:next-style-name="InstTextCont">
      <style:paragraph-properties fo:margin-left="0.75in" fo:margin-right="0in" fo:margin-top="0.1252in" fo:margin-bottom="0.0835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Note" style:family="paragraph" style:next-style-name="NoteCont">
      <style:paragraph-properties fo:margin-left="0.25in" fo:margin-right="0.25in" fo:margin-top="0in" fo:margin-bottom="0.0835in" style:line-height-at-least="0.1665in" fo:text-align="justify" style:justify-single-word="false" fo:text-indent="0in" style:auto-text-indent="false" fo:padding="0in" fo:border-left="none" fo:border-right="none" fo:border-top="0.0138in solid #000000" fo:border-bottom="non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NoteEnd" style:family="paragraph" style:next-style-name="Body">
      <style:paragraph-properties fo:margin-left="0.25in" fo:margin-right="0.25in" fo:margin-top="0in" fo:margin-bottom="0.0835in" style:line-height-at-least="0.1665in" fo:text-align="justify" style:justify-single-word="false" fo:text-indent="0in" style:auto-text-indent="false" fo:padding="0in" fo:border-left="none" fo:border-right="none" fo:border-top="none" fo:border-bottom="0.0138in solid #000000"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rogNote" style:family="paragraph" style:next-style-name="NoteCont">
      <style:paragraph-properties fo:margin-left="0.25in" fo:margin-right="0.25in" fo:margin-top="0in" fo:margin-bottom="0.0835in" style:line-height-at-least="0.1665in" fo:text-align="justify" style:justify-single-word="false" fo:text-indent="0in" style:auto-text-indent="false" fo:padding="0in" fo:border-left="none" fo:border-right="none" fo:border-top="0.0138in solid #000000" fo:border-bottom="non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urposeSect" style:family="paragraph" style:next-style-name="DescriptionSect">
      <style:paragraph-properties fo:margin-left="0.75in" fo:margin-right="0in" fo:margin-top="0.1252in" fo:margin-bottom="0.0835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Description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Quote" style:family="paragraph" style:next-style-name="_31_stAlpha2ndLevel">
      <style:paragraph-properties fo:margin-left="0.25in" fo:margin-right="0.25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itleFooter" style:family="paragraph" style:next-style-name="_31_stAlpha2ndLevel">
      <style:paragraph-properties fo:margin-left="0in" fo:margin-right="0in" fo:margin-top="0in" fo:margin-bottom="0in" style:line-height-at-least="0.1945in" fo:text-align="center" style:justify-single-word="false" fo:text-indent="0in" style:auto-text-indent="false" fo:padding="0in" fo:border-left="none" fo:border-right="none" fo:border-top="0.0138in solid #000000" fo:border-bottom="none" style:vertical-align="auto">
        <style:tab-stops>
          <style:tab-stop style:position="6.25in" style:type="right"/>
          <style:tab-stop style:position="6.75in" style:type="right"/>
        </style:tab-stops>
      </style:paragraph-properties>
      <style:text-properties fo:color="#000000" style:text-line-through-style="none" style:font-name="Helvetica" fo:font-size="12pt" fo:letter-spacing="normal" fo:language="en" fo:country="US" fo:font-style="normal" style:text-underline-style="none" fo:font-weight="bold" style:font-name-asian="Helvetica" style:font-size-asian="12pt" style:font-style-asian="normal" style:font-weight-asian="bold" style:font-name-complex="Helvetica" style:font-size-complex="12pt" style:font-style-complex="normal" style:font-weight-complex="bold" style:text-emphasize="none" style:text-scale="100%"/>
    </style:style>
    <style:style style:name="Variable" style:family="paragraph" style:next-style-name="VariableCont">
      <style:paragraph-properties fo:margin-left="1in" fo:margin-right="0in" fo:margin-top="0.0835in" fo:margin-bottom="0.0835in" style:line-height-at-least="0.1665in" fo:text-align="justify" style:justify-single-word="false" fo:text-indent="-1in" style:auto-text-indent="false" style:vertical-align="auto">
        <style:tab-stops>
          <style:tab-stop style:position="1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VariableCont" style:family="paragraph">
      <style:paragraph-properties fo:margin-left="1in" fo:margin-right="0in" fo:margin-top="0.0835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Variable2ndLevel" style:family="paragraph" style:next-style-name="ListCont2ndLevel">
      <style:paragraph-properties fo:margin-left="1.25in" fo:margin-right="0in" fo:margin-top="0.0835in" fo:margin-bottom="0.0835in" style:line-height-at-least="0.1665in" fo:text-align="justify" style:justify-single-word="false" fo:text-indent="-1in" style:auto-text-indent="false" style:vertical-align="auto">
        <style:tab-stops>
          <style:tab-stop style:position="1.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Bullet2ndLevel" style:family="paragraph" style:next-style-name="_31_stAlpha2ndLevel">
      <style:paragraph-properties fo:margin-left="1.3752in" fo:margin-right="0in" fo:margin-top="0in" fo:margin-bottom="0.0417in" style:line-height-at-least="0.1665in" fo:text-align="justify" style:justify-single-word="false" fo:text-indent="-0.1252in" style:auto-text-indent="false" style:vertical-align="auto">
        <style:tab-stops>
          <style:tab-stop style:position="1.3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FigureSpace" style:family="paragraph" style:next-style-name="_31_stAlpha2ndLevel">
      <style:paragraph-properties fo:margin-left="0in" fo:margin-right="0in" fo:margin-top="0in" fo:margin-bottom="0.0972in" style:line-height-at-least="0.1945in" fo:text-align="justify" style:justify-single-word="false" fo:text-indent="0in" style:auto-text-indent="false" style:vertical-align="auto"/>
      <style:text-properties fo:color="#000000" style:text-line-through-style="none" style:font-name="Times" fo:font-size="6pt" fo:letter-spacing="normal" fo:language="en" fo:country="US" fo:font-style="normal" style:text-underline-style="none" fo:font-weight="normal" style:font-name-asian="Times" style:font-size-asian="6pt" style:font-style-asian="normal" style:font-weight-asian="normal" style:font-name-complex="Times" style:font-size-complex="6pt" style:font-style-complex="normal" style:font-weight-complex="normal" style:text-emphasize="none" style:text-scale="100%"/>
    </style:style>
    <style:style style:name="InterruptionsSect" style:family="paragraph" style:next-style-name="RestrictionsSec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 style:position="3.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Restrictions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RightFooter" style:family="paragraph" style:next-style-name="_31_stAlpha2ndLevel">
      <style:paragraph-properties fo:margin-left="0in" fo:margin-right="0in" fo:margin-top="0in" fo:margin-bottom="0in" style:line-height-at-least="0.1807in" fo:text-align="justify" style:justify-single-word="false" fo:text-indent="0in" style:auto-text-indent="false" fo:padding="0in" fo:border-left="none" fo:border-right="none" fo:border-top="0.0138in solid #000000" fo:border-bottom="none" style:vertical-align="auto">
        <style:tab-stops>
          <style:tab-stop style:position="6.25in" style:type="right"/>
          <style:tab-stop style:position="6.75in" style:type="right"/>
        </style:tab-stops>
      </style:paragraph-properties>
      <style:text-properties fo:color="#000000" style:text-line-through-style="none" style:font-name="Helvetica" fo:font-size="11pt" fo:letter-spacing="normal" fo:language="en" fo:country="US"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text-emphasize="none" style:text-scale="100%"/>
    </style:style>
    <style:style style:name="InstListCont2ndLevel" style:family="paragraph" style:next-style-name="_31_stAlpha2ndLevel">
      <style:paragraph-properties fo:margin-left="1.3752in" fo:margin-right="0in" fo:margin-top="0in" fo:margin-bottom="0.0417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2_Heading" style:display-name="2Heading" style:family="paragraph" style:next-style-name="Body">
      <style:paragraph-properties fo:margin-left="0.75in" fo:margin-right="0in" fo:margin-top="0.1665in" fo:margin-bottom="0.0835in" style:line-height-at-least="0.1945in" fo:text-align="start" style:justify-single-word="false" fo:text-indent="-0.75in" style:auto-text-indent="false" fo:keep-with-next="always" style:vertical-align="auto">
        <style:tab-stops>
          <style:tab-stop style:position="0.75in"/>
        </style:tab-stops>
      </style:paragraph-properties>
      <style:text-properties fo:color="#000000" style:text-line-through-style="none" style:font-name="Helvetica" fo:font-size="12pt" fo:letter-spacing="normal" fo:language="en" fo:country="US" fo:font-style="normal" style:text-underline-style="none" fo:font-weight="bold" style:font-name-asian="Helvetica" style:font-size-asian="12pt" style:font-style-asian="normal" style:font-weight-asian="bold" style:font-name-complex="Helvetica" style:font-size-complex="12pt" style:font-style-complex="normal" style:font-weight-complex="bold" style:text-emphasize="none" style:text-scale="100%"/>
    </style:style>
    <style:style style:name="InstTitle" style:family="paragraph" style:next-style-name="FormatSect">
      <style:paragraph-properties fo:margin-left="0in" fo:margin-right="0in" fo:margin-top="0in" fo:margin-bottom="0.111in" style:line-height-at-least="0.222in" fo:text-align="start" style:justify-single-word="false" fo:text-indent="0in" style:auto-text-indent="false" style:vertical-align="auto">
        <style:tab-stops>
          <style:tab-stop style:position="6.75in" style:type="right"/>
        </style:tab-stops>
      </style:paragraph-properties>
      <style:text-properties fo:color="#000000" style:text-line-through-style="none" style:font-name="Helvetica" fo:font-size="13pt" fo:letter-spacing="normal" fo:language="en" fo:country="US" fo:font-style="normal" style:text-underline-style="none" fo:font-weight="bold" style:font-name-asian="Helvetica" style:font-size-asian="13pt" style:font-style-asian="normal" style:font-weight-asian="bold" style:font-name-complex="Helvetica" style:font-size-complex="13pt" style:font-style-complex="normal" style:font-weight-complex="bold" style:text-emphasize="none" style:text-scale="100%"/>
    </style:style>
    <style:style style:name="FormatSect" style:family="paragraph" style:next-style-name="DescriptionSect">
      <style:paragraph-properties fo:margin-left="0.8752in" fo:margin-right="0in" fo:margin-top="0.111in" fo:margin-bottom="0.0835in" style:line-height-at-least="0.1665in" fo:text-align="justify" style:justify-single-word="false" fo:text-indent="-0.8752in" style:auto-text-indent="false" style:vertical-align="auto">
        <style:tab-stops>
          <style:tab-stop style:position="0.8752in"/>
          <style:tab-stop style:position="6.25in" style:type="right"/>
          <style:tab-stop style:position="6.75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seudoCode" style:family="paragraph" style:next-style-name="_31_stAlpha2ndLevel">
      <style:paragraph-properties fo:margin-left="0.8752in" fo:margin-right="0in" fo:margin-top="0in" fo:margin-bottom="0in" style:line-height-at-least="0.139in" fo:text-align="start" style:justify-single-word="false" fo:text-indent="0in" style:auto-text-indent="false" style:vertical-align="auto">
        <style:tab-stops>
          <style:tab-stop style:position="1.1252in"/>
          <style:tab-stop style:position="1.3752in"/>
          <style:tab-stop style:position="1.6252in"/>
          <style:tab-stop style:position="1.8752in"/>
          <style:tab-stop style:position="2.1252in"/>
          <style:tab-stop style:position="2.3752in"/>
          <style:tab-stop style:position="2.6252in"/>
          <style:tab-stop style:position="2.8752in"/>
          <style:tab-stop style:position="3.1252in"/>
          <style:tab-stop style:position="3.3752in"/>
          <style:tab-stop style:position="3.6252in"/>
          <style:tab-stop style:position="3.8752in"/>
          <style:tab-stop style:position="4.1252in"/>
          <style:tab-stop style:position="4.3752in"/>
          <style:tab-stop style:position="4.6252in"/>
          <style:tab-stop style:position="6.75in" style:type="right"/>
        </style:tab-stops>
      </style:paragraph-properties>
      <style:text-properties fo:color="#000000" style:text-line-through-style="none" style:font-name="Courier" fo:font-size="9pt" fo:letter-spacing="normal" fo:language="en" fo:country="US" fo:font-style="normal" style:text-underline-style="none" fo:font-weight="normal" style:font-name-asian="Courier" style:font-size-asian="9pt" style:font-style-asian="normal" style:font-weight-asian="normal" style:font-name-complex="Courier" style:font-size-complex="9pt" style:font-style-complex="normal" style:font-weight-complex="normal" style:text-emphasize="none" style:text-scale="100%"/>
    </style:style>
    <style:style style:name="FigureTitle"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FigureTitleLOF" style:family="paragraph" style:next-style-name="_31_stAlpha2ndLevel">
      <style:paragraph-properties fo:margin-left="0.8752in" fo:margin-right="0in" fo:margin-top="0in" fo:margin-bottom="0in" style:line-height-at-least="0.1665in" fo:text-align="start" style:justify-single-word="false" fo:text-indent="-0.8752in" style:auto-text-indent="false" style:vertical-align="auto">
        <style:tab-stops>
          <style:tab-stop style:position="0.87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OperationSect" style:family="paragraph" style:next-style-name="InterruptionsSect">
      <style:paragraph-properties fo:margin-left="0.8752in" fo:margin-right="0in" fo:margin-top="0.139in" fo:margin-bottom="0in" style:line-height-at-least="0.139in" fo:text-align="start" style:justify-single-word="false" fo:text-indent="-0.8752in" style:auto-text-indent="false" style:vertical-align="auto">
        <style:tab-stops>
          <style:tab-stop style:position="0.8752in"/>
          <style:tab-stop style:position="1.1252in"/>
          <style:tab-stop style:position="1.3752in"/>
          <style:tab-stop style:position="1.6252in"/>
          <style:tab-stop style:position="1.8752in"/>
          <style:tab-stop style:position="2.1252in"/>
          <style:tab-stop style:position="2.3752in"/>
          <style:tab-stop style:position="2.6252in"/>
          <style:tab-stop style:position="2.8752in"/>
          <style:tab-stop style:position="3.1252in"/>
          <style:tab-stop style:position="3.3752in"/>
          <style:tab-stop style:position="3.6252in"/>
          <style:tab-stop style:position="3.8752in"/>
          <style:tab-stop style:position="4.1252in"/>
          <style:tab-stop style:position="4.3752in"/>
          <style:tab-stop style:position="4.6252in"/>
          <style:tab-stop style:position="6.75in" style:type="right"/>
        </style:tab-stops>
      </style:paragraph-properties>
      <style:text-properties fo:color="#000000" style:text-line-through-style="none" style:font-name="Courier" fo:font-size="9pt" fo:letter-spacing="normal" fo:language="en" fo:country="US" fo:font-style="normal" style:text-underline-style="none" fo:font-weight="normal" style:font-name-asian="Courier" style:font-size-asian="9pt" style:font-style-asian="normal" style:font-weight-asian="normal" style:font-name-complex="Courier" style:font-size-complex="9pt" style:font-style-complex="normal" style:font-weight-complex="normal" style:text-emphasize="none" style:text-scale="100%"/>
    </style:style>
    <style:style style:name="CellCentered"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1IOM" style:family="paragraph" style:next-style-name="_31_stAlpha2ndLevel">
      <style:paragraph-properties fo:margin-left="0.5in" fo:margin-right="0in" fo:margin-top="0in" fo:margin-bottom="0in" style:line-height-at-least="0.1665in" fo:text-align="justify" style:justify-single-word="false" fo:text-indent="-0.5in" style:auto-text-indent="false" style:vertical-align="auto">
        <style:tab-stops>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GlossaryEntry" style:family="paragraph" style:next-style-name="GlossaryText">
      <style:paragraph-properties fo:margin-left="0in" fo:margin-right="0in" fo:margin-top="0in" fo:margin-bottom="0.0835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bold" style:font-name-asian="Times" style:font-size-asian="10pt" style:font-style-asian="normal" style:font-weight-asian="bold" style:font-name-complex="Times" style:font-size-complex="10pt" style:font-style-complex="normal" style:font-weight-complex="bold" style:text-emphasize="none" style:text-scale="100%"/>
    </style:style>
    <style:style style:name="GlossaryText" style:family="paragraph" style:next-style-name="GlossaryEntry">
      <style:paragraph-properties fo:margin-left="0.2917in" fo:margin-right="0in" fo:margin-top="0in" fo:margin-bottom="0.166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OperationSectTop" style:family="paragraph" style:next-style-name="InterruptionsSect">
      <style:paragraph-properties fo:margin-left="0.8752in" fo:margin-right="0in" fo:margin-top="0.139in" fo:margin-bottom="0in" style:line-height-at-least="0.139in" fo:text-align="start" style:justify-single-word="false" fo:text-indent="-0.8752in" style:auto-text-indent="false" style:vertical-align="auto">
        <style:tab-stops>
          <style:tab-stop style:position="0.8752in"/>
          <style:tab-stop style:position="1.1252in"/>
          <style:tab-stop style:position="1.3752in"/>
          <style:tab-stop style:position="1.6252in"/>
          <style:tab-stop style:position="1.8752in"/>
          <style:tab-stop style:position="2.1252in"/>
          <style:tab-stop style:position="2.3752in"/>
          <style:tab-stop style:position="2.6252in"/>
          <style:tab-stop style:position="2.8752in"/>
          <style:tab-stop style:position="3.1252in"/>
          <style:tab-stop style:position="3.3752in"/>
          <style:tab-stop style:position="3.6252in"/>
          <style:tab-stop style:position="3.8752in"/>
          <style:tab-stop style:position="4.1252in"/>
          <style:tab-stop style:position="4.3752in"/>
          <style:tab-stop style:position="4.6252in"/>
          <style:tab-stop style:position="6.75in" style:type="right"/>
        </style:tab-stops>
      </style:paragraph-properties>
      <style:text-properties fo:color="#000000" style:text-line-through-style="none" style:font-name="Courier" fo:font-size="9pt" fo:letter-spacing="normal" fo:language="en" fo:country="US" fo:font-style="normal" style:text-underline-style="none" fo:font-weight="normal" style:font-name-asian="Courier" style:font-size-asian="9pt" style:font-style-asian="normal" style:font-weight-asian="normal" style:font-name-complex="Courier" style:font-size-complex="9pt" style:font-style-complex="normal" style:font-weight-complex="normal" style:text-emphasize="none" style:text-scale="100%"/>
    </style:style>
    <style:style style:name="InstFormatA"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Bullet3rdLevel" style:family="paragraph" style:next-style-name="_31_stAlpha2ndLevel">
      <style:paragraph-properties fo:margin-left="1.6252in" fo:margin-right="0in" fo:margin-top="0in" fo:margin-bottom="0.0417in" style:line-height-at-least="0.1665in" fo:text-align="justify" style:justify-single-word="false" fo:text-indent="-0.1252in" style:auto-text-indent="false" style:vertical-align="auto">
        <style:tab-stops>
          <style:tab-stop style:position="1.62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GroupTitlesIX" style:family="paragraph" style:next-style-name="_31_stAlpha2ndLevel">
      <style:paragraph-properties fo:margin-left="0in" fo:margin-right="0in" fo:margin-top="0.1528in" fo:margin-bottom="0in" style:line-height-at-least="0.25in" fo:text-align="start" style:justify-single-word="false" fo:text-indent="0in" style:auto-text-indent="false" fo:keep-with-next="always" style:vertical-align="auto"/>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FigureText" style:family="paragraph" style:next-style-name="_31_stAlpha2ndLevel">
      <style:paragraph-properties fo:margin-left="0in" fo:margin-right="0in" fo:margin-top="0in" fo:margin-bottom="0.0972in" style:line-height-at-least="0.194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ieldName"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Heading"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Anchor" style:family="paragraph" style:next-style-name="_31_stAlpha2ndLevel">
      <style:paragraph-properties fo:margin-left="0.75in" fo:margin-right="0in" fo:margin-top="0.1945in" fo:margin-bottom="0in" style:line-height-at-least="0.1665in" fo:text-align="justify" style:justify-single-word="false" fo:text-indent="-0.75in" style:auto-text-indent="false" fo:keep-with-next="always" style:vertical-align="auto">
        <style:tab-stops>
          <style:tab-stop style:position="0.75in"/>
          <style:tab-stop style:position="6.75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1_Heading" style:display-name="1Heading" style:family="paragraph" style:next-style-name="_31_stAlpha2ndLevel">
      <style:paragraph-properties fo:margin-left="0.75in" fo:margin-right="0in" fo:margin-top="0.25in" fo:margin-bottom="0.0835in" style:line-height-at-least="0.2362in" fo:text-align="start" style:justify-single-word="false" fo:text-indent="-0.75in" style:auto-text-indent="false" fo:keep-with-next="always" style:vertical-align="auto">
        <style:tab-stops>
          <style:tab-stop style:position="0.75in"/>
          <style:tab-stop style:position="6.75in" style:type="right"/>
        </style:tab-stops>
      </style:paragraph-properties>
      <style:text-properties fo:color="#000000" style:text-line-through-style="none" style:font-name="Helvetica" fo:font-size="14pt" fo:letter-spacing="normal" fo:language="en" fo:country="US" fo:font-style="normal" style:text-underline-style="none" fo:font-weight="bold" style:font-name-asian="Helvetica" style:font-size-asian="14pt" style:font-style-asian="normal" style:font-weight-asian="bold" style:font-name-complex="Helvetica" style:font-size-complex="14pt" style:font-style-complex="normal" style:font-weight-complex="bold" style:text-emphasize="none" style:text-scale="100%"/>
    </style:style>
    <style:style style:name="InstFormatF"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ormatI"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ormatB"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xFigureTitleLOF" style:family="paragraph" style:next-style-name="_31_stAlpha2ndLevel">
      <style:paragraph-properties fo:margin-left="0.8752in" fo:margin-right="0in" fo:margin-top="0in" fo:margin-bottom="0in" style:line-height-at-least="0.1665in" fo:text-align="start" style:justify-single-word="false" fo:text-indent="-0.8752in" style:auto-text-indent="false" style:vertical-align="auto">
        <style:tab-stops>
          <style:tab-stop style:position="0.87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SerializeSect" style:family="paragraph" style:next-style-name="UndefinedSec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Undefined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ageNum" style:family="paragraph" style:next-style-name="_31_stAlpha2ndLevel">
      <style:paragraph-properties fo:margin-left="0in" fo:margin-right="0in" fo:margin-top="0in" fo:margin-bottom="0.0835in" style:line-height-at-least="0.1665in" fo:text-align="justify" style:justify-single-word="false" fo:text-indent="0in" style:auto-text-indent="false" style:vertical-align="auto">
        <style:tab-stops>
          <style:tab-stop style:position="0.5in" style:type="right"/>
        </style:tab-stops>
      </style:paragraph-properties>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IntTextCont" style:family="paragraph" style:next-style-name="VariableCont">
      <style:paragraph-properties fo:margin-left="0.75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ListCont" style:family="paragraph" style:next-style-name="_31_stAlpha2ndLevel">
      <style:paragraph-properties fo:margin-left="1.1252in" fo:margin-right="0in" fo:margin-top="0in" fo:margin-bottom="0.0417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2_HeadingTOC" style:display-name="2Heading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6252in"/>
          <style:tab-stop style:position="1.0555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ExceptionsSect" style:family="paragraph" style:next-style-name="InterruptionsSec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 style:position="3.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BitNum" style:family="paragraph" style:next-style-name="_31_stAlpha2ndLevel">
      <style:paragraph-properties fo:margin-left="0in" fo:margin-right="0in" fo:margin-top="0in" fo:margin-bottom="0in" style:line-height-at-least="0.111in" fo:text-align="center" style:justify-single-word="false" fo:text-indent="0in" style:auto-text-indent="false" style:vertical-align="auto"/>
      <style:text-properties fo:color="#000000" style:text-line-through-style="none" style:font-name="Times" fo:font-size="7pt" fo:letter-spacing="normal" fo:language="en" fo:country="US" fo:font-style="normal" style:text-underline-style="none" fo:font-weight="normal" style:font-name-asian="Times" style:font-size-asian="7pt" style:font-style-asian="normal" style:font-weight-asian="normal" style:font-name-complex="Times" style:font-size-complex="7pt" style:font-style-complex="normal" style:font-weight-complex="normal" style:text-emphasize="none" style:text-scale="100%"/>
    </style:style>
    <style:style style:name="Apx1Heading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 style:position="0.597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ormatM"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3_Heading" style:display-name="3Heading" style:family="paragraph" style:next-style-name="Body">
      <style:paragraph-properties fo:margin-left="0.75in" fo:margin-right="0in" fo:margin-top="0.1665in" fo:margin-bottom="0.0835in" style:line-height-at-least="0.1665in" fo:text-align="start" style:justify-single-word="false" fo:text-indent="-0.75in" style:auto-text-indent="false" fo:keep-with-next="always" style:vertical-align="auto">
        <style:tab-stops>
          <style:tab-stop style:position="0.75in"/>
        </style:tab-stops>
      </style:paragraph-properties>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Apx2Heading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6252in"/>
          <style:tab-stop style:position="1.0555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hapCont" style:family="paragraph" style:next-style-name="_32_Heading">
      <style:paragraph-properties fo:margin-left="0in" fo:margin-right="0in" fo:margin-top="0in" fo:margin-bottom="0in" fo:text-align="start" style:justify-single-word="false" fo:text-indent="0in" style:auto-text-indent="false" style:vertical-align="auto">
        <style:tab-stops>
          <style:tab-stop style:position="6.75in" style:type="right"/>
        </style:tab-stops>
      </style:paragraph-properties>
      <style:text-properties fo:color="#ffffff" style:text-line-through-style="none" style:font-name="Helvetica" fo:font-size="7pt" fo:letter-spacing="normal" fo:language="en" fo:country="US" fo:font-style="normal" style:text-underline-style="none" fo:font-weight="bold" style:font-name-asian="Helvetica" style:font-size-asian="7pt" style:font-style-asian="normal" style:font-weight-asian="bold" style:font-name-complex="Helvetica" style:font-size-complex="7pt" style:font-style-complex="normal" style:font-weight-complex="bold" style:text-emphasize="none" style:text-scale="100%"/>
    </style:style>
    <style:style style:name="LeftFooter" style:family="paragraph" style:next-style-name="_31_stAlpha2ndLevel">
      <style:paragraph-properties fo:margin-left="0in" fo:margin-right="0in" fo:margin-top="0in" fo:margin-bottom="0in" style:line-height-at-least="0.1807in" fo:text-align="justify" style:justify-single-word="false" fo:text-indent="0in" style:auto-text-indent="false" fo:padding="0in" fo:border-left="none" fo:border-right="none" fo:border-top="0.0138in solid #000000" fo:border-bottom="none" style:vertical-align="auto">
        <style:tab-stops>
          <style:tab-stop style:position="0.5in"/>
          <style:tab-stop style:position="6.7362in" style:type="right"/>
        </style:tab-stops>
      </style:paragraph-properties>
      <style:text-properties fo:color="#000000" style:text-line-through-style="none" style:font-name="Helvetica" fo:font-size="11pt" fo:letter-spacing="normal" fo:language="en" fo:country="US"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text-emphasize="none" style:text-scale="100%"/>
    </style:style>
    <style:style style:name="Alpha2ndLevel" style:family="paragraph" style:next-style-name="ListCont2ndLevel">
      <style:paragraph-properties fo:margin-left="0.5in" fo:margin-right="0in" fo:margin-top="0in" fo:margin-bottom="0.0835in" style:line-height-at-least="0.1665in" fo:text-align="justify" style:justify-single-word="false" fo:text-indent="-0.1528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lpha2ndLevel1st" style:family="paragraph" style:next-style-name="ListCont2ndLevel">
      <style:paragraph-properties fo:margin-left="0.5in" fo:margin-right="0in" fo:margin-top="0in" fo:margin-bottom="0.0835in" style:line-height-at-least="0.1665in" fo:text-align="justify" style:justify-single-word="false" fo:text-indent="-0.1528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pendix" style:family="paragraph" style:next-style-name="Body">
      <style:paragraph-properties fo:margin-left="0in" fo:margin-right="0in" fo:margin-top="0in" fo:margin-bottom="0.222in" style:line-height-at-least="0.25in" fo:text-align="start" style:justify-single-word="false" fo:text-indent="0in" style:auto-text-indent="false" fo:padding="0in" fo:border-left="none" fo:border-right="none" fo:border-top="none" fo:border-bottom="0.0138in solid #000000" style:vertical-align="auto">
        <style:tab-stops>
          <style:tab-stop style:position="6.75in" style:type="right"/>
        </style:tab-stops>
      </style:paragraph-properties>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Apx1Heading" style:family="paragraph" style:next-style-name="_31_stAlpha2ndLevel">
      <style:paragraph-properties fo:margin-left="0.75in" fo:margin-right="0in" fo:margin-top="0.25in" fo:margin-bottom="0.0835in" style:line-height-at-least="0.2362in" fo:text-align="start" style:justify-single-word="false" fo:text-indent="-0.75in" style:auto-text-indent="false" fo:keep-with-next="always" style:vertical-align="auto">
        <style:tab-stops>
          <style:tab-stop style:position="0.75in"/>
          <style:tab-stop style:position="6.75in" style:type="right"/>
        </style:tab-stops>
      </style:paragraph-properties>
      <style:text-properties fo:color="#000000" style:text-line-through-style="none" style:font-name="Helvetica" fo:font-size="14pt" fo:letter-spacing="normal" fo:language="en" fo:country="US" fo:font-style="normal" style:text-underline-style="none" fo:font-weight="bold" style:font-name-asian="Helvetica" style:font-size-asian="14pt" style:font-style-asian="normal" style:font-weight-asian="bold" style:font-name-complex="Helvetica" style:font-size-complex="14pt" style:font-style-complex="normal" style:font-weight-complex="bold" style:text-emphasize="none" style:text-scale="100%"/>
    </style:style>
    <style:style style:name="Mapping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x2Heading" style:family="paragraph" style:next-style-name="Body">
      <style:paragraph-properties fo:margin-left="0.75in" fo:margin-right="0in" fo:margin-top="0.1665in" fo:margin-bottom="0.0835in" style:line-height-at-least="0.1945in" fo:text-align="start" style:justify-single-word="false" fo:text-indent="-0.75in" style:auto-text-indent="false" fo:keep-with-next="always" style:vertical-align="auto">
        <style:tab-stops>
          <style:tab-stop style:position="0.75in"/>
        </style:tab-stops>
      </style:paragraph-properties>
      <style:text-properties fo:color="#000000" style:text-line-through-style="none" style:font-name="Helvetica" fo:font-size="12pt" fo:letter-spacing="normal" fo:language="en" fo:country="US" fo:font-style="normal" style:text-underline-style="none" fo:font-weight="bold" style:font-name-asian="Helvetica" style:font-size-asian="12pt" style:font-style-asian="normal" style:font-weight-asian="bold" style:font-name-complex="Helvetica" style:font-size-complex="12pt" style:font-style-complex="normal" style:font-weight-complex="bold" style:text-emphasize="none" style:text-scale="100%"/>
    </style:style>
    <style:style style:name="Apx3Heading" style:family="paragraph" style:next-style-name="Body">
      <style:paragraph-properties fo:margin-left="0.75in" fo:margin-right="0in" fo:margin-top="0.1665in" fo:margin-bottom="0.0835in" style:line-height-at-least="0.1665in" fo:text-align="start" style:justify-single-word="false" fo:text-indent="-0.75in" style:auto-text-indent="false" fo:keep-with-next="always" style:vertical-align="auto">
        <style:tab-stops>
          <style:tab-stop style:position="0.75in"/>
        </style:tab-stops>
      </style:paragraph-properties>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ApxFigureTitle"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ApxTableTitle"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Bullet" style:family="paragraph" style:next-style-name="_31_stAlpha2ndLevel">
      <style:paragraph-properties fo:margin-left="0.25in" fo:margin-right="0in" fo:margin-top="0in" fo:margin-bottom="0.0835in" style:line-height-at-least="0.1665in" fo:text-align="justify" style:justify-single-word="false" fo:text-indent="-0.1252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Bullet2ndLevel" style:family="paragraph" style:next-style-name="_31_stAlpha2ndLevel">
      <style:paragraph-properties fo:margin-left="0.5in" fo:margin-right="0in" fo:margin-top="0in" fo:margin-bottom="0.0835in" style:line-height-at-least="0.1665in" fo:text-align="justify" style:justify-single-word="false" fo:text-indent="-0.1252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Bullet3rdLevel" style:family="paragraph" style:next-style-name="_31_stAlpha2ndLevel">
      <style:paragraph-properties fo:margin-left="0.75in" fo:margin-right="0in" fo:margin-top="0in" fo:margin-bottom="0.0835in" style:line-height-at-least="0.1665in" fo:text-align="justify" style:justify-single-word="false" fo:text-indent="-0.1252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Body"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CenteredMiddle"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Justified" style:family="paragraph" style:next-style-name="_31_stAlpha2ndLevel">
      <style:paragraph-properties fo:margin-left="0in" fo:margin-right="0in" fo:margin-top="0in" fo:margin-bottom="0in" style:line-height-at-least="0.1665in" fo:text-align="justify" style:justify-single-word="false" fo:text-indent="0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Left"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Number" style:family="paragraph" style:next-style-name="_31_stAlpha2ndLevel">
      <style:paragraph-properties fo:margin-left="0.278in" fo:margin-right="0in" fo:margin-top="0in" fo:margin-bottom="0.0693in" style:line-height-at-least="0.1665in" fo:text-align="start" style:justify-single-word="false" fo:text-indent="-0.278in" style:auto-text-indent="false" style:vertical-align="auto">
        <style:tab-stops>
          <style:tab-stop style:position="0.1528in" style:type="right"/>
          <style:tab-stop style:position="0.278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Number1st" style:family="paragraph" style:next-style-name="_31_stAlpha2ndLevel">
      <style:paragraph-properties fo:margin-left="0.278in" fo:margin-right="0in" fo:margin-top="0in" fo:margin-bottom="0.0693in" style:line-height-at-least="0.1665in" fo:text-align="start" style:justify-single-word="false" fo:text-indent="-0.278in" style:auto-text-indent="false" style:vertical-align="auto">
        <style:tab-stops>
          <style:tab-stop style:position="0.1528in" style:type="right"/>
          <style:tab-stop style:position="0.278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nter" style:family="paragraph" style:next-style-name="_31_stAlpha2ndLevel">
      <style:paragraph-properties fo:margin-left="0.25in" fo:margin-right="0.25in" fo:margin-top="0in" fo:margin-bottom="0.0835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hapter" style:family="paragraph" style:next-style-name="Body">
      <style:paragraph-properties fo:margin-left="0in" fo:margin-right="0in" fo:margin-top="0in" fo:margin-bottom="0.3472in" style:line-height-at-least="0.2638in" fo:text-align="start" style:justify-single-word="false" fo:text-indent="0in" style:auto-text-indent="false" fo:padding="0in" fo:border-left="none" fo:border-right="none" fo:border-top="none" fo:border-bottom="0.0138in solid #000000" style:vertical-align="auto">
        <style:tab-stops>
          <style:tab-stop style:position="6.75in" style:type="right"/>
        </style:tab-stops>
      </style:paragraph-properties>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InstFieldRange" style:family="paragraph" style:next-style-name="_31_stAlpha2ndLevel">
      <style:paragraph-properties fo:margin-left="0in" fo:margin-right="0in" fo:margin-top="0in" fo:margin-bottom="0in" style:line-height-at-least="0.111in" fo:text-align="center" style:justify-single-word="false" fo:text-indent="0in" style:auto-text-indent="false" style:vertical-align="auto"/>
      <style:text-properties fo:color="#000000" style:text-line-through-style="none" style:font-name="Times" fo:font-size="7pt" fo:letter-spacing="normal" fo:language="en" fo:country="US" fo:font-style="normal" style:text-underline-style="none" fo:font-weight="normal" style:font-name-asian="Times" style:font-size-asian="7pt" style:font-style-asian="normal" style:font-weight-asian="normal" style:font-name-complex="Times" style:font-size-complex="7pt" style:font-style-complex="normal" style:font-weight-complex="normal" style:text-emphasize="none" style:text-scale="100%"/>
    </style:style>
    <style:style style:name="ChapterTop" style:family="paragraph" style:next-style-name="Chapter">
      <style:paragraph-properties fo:margin-left="0in" fo:margin-right="0in" fo:margin-top="0in" fo:margin-bottom="0.3472in" style:line-height-at-least="0.2638in" fo:text-align="start" style:justify-single-word="false" fo:text-indent="0in" style:auto-text-indent="false" style:vertical-align="auto">
        <style:tab-stops>
          <style:tab-stop style:position="6.75in" style:type="right"/>
        </style:tab-stops>
      </style:paragraph-properties>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Notes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 style:position="3.75in"/>
          <style:tab-stop style:position="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ieldWidth" style:family="paragraph" style:next-style-name="_31_stAlpha2ndLevel">
      <style:paragraph-properties fo:margin-left="0in" fo:margin-right="0in" fo:margin-top="0in" fo:margin-bottom="0in" style:line-height-at-least="0.111in" fo:text-align="center" style:justify-single-word="false" fo:text-indent="0in" style:auto-text-indent="false" style:vertical-align="auto"/>
      <style:text-properties fo:color="#000000" style:text-line-through-style="none" style:font-name="Times" fo:font-size="7pt" fo:letter-spacing="normal" fo:language="en" fo:country="US" fo:font-style="normal" style:text-underline-style="none" fo:font-weight="normal" style:font-name-asian="Times" style:font-size-asian="7pt" style:font-style-asian="normal" style:font-weight-asian="normal" style:font-name-complex="Times" style:font-size-complex="7pt" style:font-style-complex="normal" style:font-weight-complex="normal" style:text-emphasize="none" style:text-scale="100%"/>
    </style:style>
    <style:style style:name="CellHeadingCentered"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1IX" style:family="paragraph" style:next-style-name="_31_stAlpha2ndLevel">
      <style:paragraph-properties fo:margin-left="0.5in" fo:margin-right="0in" fo:margin-top="0in" fo:margin-bottom="0in" style:line-height-at-least="0.1665in" fo:text-align="justify" style:justify-single-word="false" fo:text-indent="-0.5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2IX" style:family="paragraph" style:next-style-name="_31_stAlpha2ndLevel">
      <style:paragraph-properties fo:margin-left="0.75in" fo:margin-right="0in" fo:margin-top="0in" fo:margin-bottom="0in" style:line-height-at-least="0.1665in" fo:text-align="justify" style:justify-single-word="false" fo:text-indent="-0.5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3IX" style:family="paragraph" style:next-style-name="_31_stAlpha2ndLevel">
      <style:paragraph-properties fo:margin-left="1in" fo:margin-right="0in" fo:margin-top="0in" fo:margin-bottom="0in" style:line-height-at-least="0.1665in" fo:text-align="justify" style:justify-single-word="false" fo:text-indent="-0.5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4IX" style:family="paragraph" style:next-style-name="_31_stAlpha2ndLevel">
      <style:paragraph-properties fo:margin-left="1.25in" fo:margin-right="0in" fo:margin-top="0in" fo:margin-bottom="0in" style:line-height-at-least="0.1665in" fo:text-align="justify" style:justify-single-word="false" fo:text-indent="-0.5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istCont3rdLevel" style:family="paragraph" style:next-style-name="_31_stAlpha2ndLevel">
      <style:paragraph-properties fo:margin-left="0.75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MajorOp_20_0" style:display-name="MajorOp 0"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MajorOp_20_N" style:display-name="MajorOp N"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MajorOp_20_A" style:display-name="MajorOp A"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BodySmall"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Number" style:family="paragraph" style:next-style-name="_31_stAlpha2ndLevel">
      <style:paragraph-properties fo:margin-left="0.5in" fo:margin-right="0in" fo:margin-top="0in" fo:margin-bottom="0.0835in" style:line-height-at-least="0.1665in" fo:text-align="justify" style:justify-single-word="false" fo:text-indent="-0.25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Number1st" style:family="paragraph" style:next-style-name="Number">
      <style:paragraph-properties fo:margin-left="0.5in" fo:margin-right="0in" fo:margin-top="0in" fo:margin-bottom="0.0835in" style:line-height-at-least="0.1665in" fo:text-align="justify" style:justify-single-word="false" fo:text-indent="-0.25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HeadingSmall"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IntBullet" style:family="paragraph" style:next-style-name="_31_stAlpha2ndLevel">
      <style:paragraph-properties fo:margin-left="1in" fo:margin-right="0in" fo:margin-top="0in" fo:margin-bottom="0.0417in" style:line-height-at-least="0.1665in" fo:text-align="justify" style:justify-single-word="false" fo:text-indent="-0.1252in" style:auto-text-indent="false" style:vertical-align="auto">
        <style:tab-stops>
          <style:tab-stop style:position="1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CenteredSmall"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InstBullet" style:family="paragraph" style:next-style-name="_31_stAlpha2ndLevel">
      <style:paragraph-properties fo:margin-left="1.1252in" fo:margin-right="0in" fo:margin-top="0in" fo:margin-bottom="0.0417in" style:line-height-at-least="0.1665in" fo:text-align="justify" style:justify-single-word="false" fo:text-indent="-0.1252in" style:auto-text-indent="false" style:vertical-align="auto">
        <style:tab-stops>
          <style:tab-stop style:position="1.12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LeftSmall"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CellMiddle"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ableFootnote" style:family="paragraph" style:next-style-name="_31_stAlpha2ndLevel">
      <style:paragraph-properties fo:margin-left="0.139in" fo:margin-right="0in" fo:margin-top="0in" fo:margin-bottom="0in" style:line-height-at-least="0.1528in" fo:text-align="start" style:justify-single-word="false" fo:text-indent="-0.139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TableTitle" style:family="paragraph" style:next-style-name="_31_stAlpha2ndLevel">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TableTitleLOT" style:family="paragraph" style:next-style-name="_31_stAlpha2ndLevel">
      <style:paragraph-properties fo:margin-left="0.8752in" fo:margin-right="0in" fo:margin-top="0in" fo:margin-bottom="0in" style:line-height-at-least="0.1665in" fo:text-align="start" style:justify-single-word="false" fo:text-indent="-0.8752in" style:auto-text-indent="false" style:vertical-align="auto">
        <style:tab-stops>
          <style:tab-stop style:position="0.87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hapter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12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dex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12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1_HeadingTOC" style:display-name="1Heading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 style:position="0.597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pendixTOC" style:family="paragraph" style:next-style-name="_31_stAlpha2ndLevel">
      <style:paragraph-properties fo:margin-left="0in" fo:margin-right="0in" fo:margin-top="0in" fo:margin-bottom="0in" style:line-height-at-least="0.1665in" fo:text-align="start" style:justify-single-word="false" fo:text-indent="0in" style:auto-text-indent="false" style:vertical-align="auto">
        <style:tab-stops>
          <style:tab-stop style:position="0.12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abel" style:family="paragraph" style:next-style-name="_31_stAlpha2ndLevel">
      <style:paragraph-properties fo:margin-left="0in" fo:margin-right="0in" fo:margin-top="0in" fo:margin-bottom="0in" style:line-height-at-least="0.1528in" fo:text-align="center" style:justify-single-word="false" fo:text-indent="0in" style:auto-text-indent="false" style:vertical-align="auto">
        <style:tab-stops>
          <style:tab-stop style:position="6.75in" style:type="right"/>
        </style:tab-stops>
      </style:paragraph-properties>
      <style:text-properties fo:color="#000000" style:text-line-through-style="none" style:font-name="Helvetica" fo:font-size="9pt" fo:letter-spacing="normal" fo:language="en" fo:country="US" fo:font-style="normal" style:text-underline-style="none" fo:font-weight="bold" style:font-name-asian="Helvetica" style:font-size-asian="9pt" style:font-style-asian="normal" style:font-weight-asian="bold" style:font-name-complex="Helvetica" style:font-size-complex="9pt" style:font-style-complex="normal" style:font-weight-complex="bold" style:text-emphasize="none" style:text-scale="100%"/>
    </style:style>
    <style:style style:name="TableAnchor" style:family="paragraph" style:next-style-name="_31_stAlpha2ndLevel">
      <style:paragraph-properties fo:margin-left="0in" fo:margin-right="0in" fo:margin-top="0in" fo:margin-bottom="0in" style:line-height-at-least="0.1945in" fo:text-align="justify"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class="text" style:master-page-name="" style:default-outline-level="1">
      <style:paragraph-properties style:page-number="auto" fo:padding="0in" fo:border-left="none" fo:border-right="none" fo:border-top="none" fo:border-bottom="0.0138in solid #000000" style:shadow="none">
        <style:tab-stops>
          <style:tab-stop style:position="2in"/>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Footnote_20_Symbol" style:display-name="Footnote Symbol" style:family="text"/>
    <style:style style:name="Definition" style:family="text">
      <style:text-properties fo:color="#000000" style:text-line-through-style="none" style:text-position="0% 100%" style:font-name="Times" fo:font-style="normal" fo:font-weight="bold" style:font-name-asian="Times" style:font-style-asian="normal" style:font-weight-asian="bold" style:font-name-complex="Times" style:font-style-complex="normal" style:font-weight-complex="bold"/>
    </style:style>
    <style:style style:name="Header" style:family="text">
      <style:text-properties fo:font-variant="normal" fo:text-transform="none" fo:color="#000000" style:text-line-through-style="none" style:text-position="0% 100%" style:font-name="Helvetica" fo:font-size="11pt" fo:letter-spacing="normal"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style>
    <style:style style:name="IntSection" style:family="text">
      <style:text-properties fo:font-variant="normal" fo:text-transform="none" fo:color="#000000" style:text-line-through-style="none" style:text-position="0% 100%" style:font-name="Helvetica" fo:font-size="10pt" fo:letter-spacing="normal" fo:font-style="normal" style:text-underline-style="none" fo:font-weight="normal" style:font-name-asian="Helvetica" style:font-size-asian="10pt" style:font-style-asian="normal" style:font-weight-asian="normal" style:font-name-complex="Helvetica" style:font-size-complex="10pt" style:font-style-complex="normal" style:font-weight-complex="normal"/>
    </style:style>
    <style:style style:name="CodeBold" style:family="text">
      <style:text-properties fo:font-variant="normal" fo:text-transform="none" fo:color="#000000" style:text-line-through-style="none" style:text-position="0% 100%" style:font-name="Courier" fo:font-size="9pt" fo:letter-spacing="-0.0028in" fo:font-style="normal" style:text-underline-style="none" fo:font-weight="bold" style:font-name-asian="Courier" style:font-size-asian="9pt" style:font-style-asian="normal" style:font-weight-asian="bold" style:font-name-complex="Courier" style:font-size-complex="9pt" style:font-style-complex="normal" style:font-weight-complex="bold"/>
    </style:style>
    <style:style style:name="Bitfield" style:family="text">
      <style:text-properties fo:color="#000000" style:text-line-through-style="none" style:text-position="0% 100%" style:font-name="Times" fo:font-style="italic" fo:font-weight="normal" style:font-name-asian="Times" style:font-style-asian="italic" style:font-weight-asian="normal" style:font-name-complex="Times" style:font-style-complex="italic" style:font-weight-complex="normal"/>
    </style:style>
    <style:style style:name="Bold" style:family="text">
      <style:text-properties fo:font-style="normal" fo:font-weight="bold" style:font-style-asian="normal" style:font-weight-asian="bold" style:font-style-complex="normal" style:font-weight-complex="bold"/>
    </style:style>
    <style:style style:name="Code" style:family="text">
      <style:text-properties fo:font-variant="normal" fo:text-transform="none" fo:color="#000000" style:text-line-through-style="none" style:text-position="0% 100%" style:font-name="Courier" fo:font-size="9pt" fo:letter-spacing="-0.0028in" fo:font-style="normal" style:text-underline-style="none" fo:font-weight="normal" style:font-name-asian="Courier" style:font-size-asian="9pt" style:font-style-asian="normal" style:font-weight-asian="normal" style:font-name-complex="Courier" style:font-size-complex="9pt" style:font-style-complex="normal" style:font-weight-complex="normal"/>
    </style:style>
    <style:style style:name="InstFormat" style:family="text">
      <style:text-properties fo:font-variant="normal" fo:text-transform="none" fo:color="#000000" style:text-line-through-style="none" style:text-position="0% 100%" style:font-name="Times" fo:font-size="8pt" fo:letter-spacing="normal" fo:font-style="normal" style:text-underline-style="none" fo:font-weight="normal" style:font-name-asian="Times" style:font-size-asian="8pt" style:font-style-asian="normal" style:font-weight-asian="normal" style:font-name-complex="Times" style:font-size-complex="8pt" style:font-style-complex="normal" style:font-weight-complex="normal"/>
    </style:style>
    <style:style style:name="CodeItalic" style:family="text">
      <style:text-properties fo:font-variant="normal" fo:text-transform="none" fo:color="#000000" style:text-line-through-style="none" style:text-position="0% 100%" style:font-name="Courier" fo:font-size="9pt" fo:letter-spacing="-0.0028in" fo:font-style="italic" style:text-underline-style="none" fo:font-weight="normal" style:font-name-asian="Courier" style:font-size-asian="9pt" style:font-style-asian="italic" style:font-weight-asian="normal" style:font-name-complex="Courier" style:font-size-complex="9pt" style:font-style-complex="italic" style:font-weight-complex="normal"/>
    </style:style>
    <style:style style:name="SmallInstSection" style:family="text">
      <style:text-properties fo:font-variant="normal" fo:text-transform="none" fo:color="#000000" style:text-line-through-style="none" style:text-position="0% 100%" style:font-name="Helvetica" fo:font-size="7pt" fo:letter-spacing="normal" fo:font-style="normal" style:text-underline-style="none" fo:font-weight="bold" style:font-name-asian="Helvetica" style:font-size-asian="7pt" style:font-style-asian="normal" style:font-weight-asian="bold" style:font-name-complex="Helvetica" style:font-size-complex="7pt" style:font-style-complex="normal" style:font-weight-complex="bold"/>
    </style:style>
    <style:style style:name="ItalicTitle" style:family="text">
      <style:text-properties fo:font-variant="normal" fo:text-transform="none" fo:color="#000000" style:text-line-through-style="none" style:text-position="0% 100%" style:font-name="Helvetica" fo:font-size="10pt" fo:letter-spacing="normal" fo:font-style="italic" style:text-underline-style="none" fo:font-weight="bold" style:font-name-asian="Helvetica" style:font-size-asian="10pt" style:font-style-asian="italic" style:font-weight-asian="bold" style:font-name-complex="Helvetica" style:font-size-complex="10pt" style:font-style-complex="italic" style:font-weight-complex="bold"/>
    </style:style>
    <style:style style:name="Instruction" style:family="text">
      <style:text-properties fo:font-variant="normal" fo:text-transform="none" fo:color="#000000" style:text-line-through-style="none" style:text-position="0% 100%" style:font-name="Times" fo:font-size="9pt" fo:letter-spacing="normal" fo:font-style="normal" style:text-underline-style="none" fo:font-weight="normal" style:font-name-asian="Times" style:font-size-asian="9pt" style:font-style-asian="normal" style:font-weight-asian="normal" style:font-name-complex="Times" style:font-size-complex="9pt" style:font-style-complex="normal" style:font-weight-complex="normal"/>
    </style:style>
    <style:style style:name="Italic" style:family="text">
      <style:text-properties fo:font-style="italic" fo:font-weight="normal" style:font-style-asian="italic" style:font-weight-asian="normal" style:font-style-complex="italic" style:font-weight-complex="normal"/>
    </style:style>
    <style:style style:name="EquationVariables" style:family="text">
      <style:text-properties fo:font-style="italic" fo:font-weight="normal" style:font-style-asian="italic" style:font-weight-asian="normal" style:font-style-complex="italic" style:font-weight-complex="normal"/>
    </style:style>
    <style:style style:name="IndexPageNum" style:family="text">
      <style:text-properties fo:font-variant="normal" fo:text-transform="none" fo:color="#000000" style:text-line-through-style="none" style:text-position="0% 100%" style:font-name="Times" fo:font-size="10pt" fo:letter-spacing="normal" fo:font-style="normal" style:text-underline-style="none" fo:font-weight="normal" style:font-name-asian="Times" style:font-size-asian="10pt" style:font-style-asian="normal" style:font-weight-asian="normal" style:font-name-complex="Times" style:font-size-complex="10pt" style:font-style-complex="normal" style:font-weight-complex="normal"/>
    </style:style>
    <style:style style:name="CodeItalicSubscript" style:family="text">
      <style:text-properties fo:font-variant="normal" fo:text-transform="none" fo:color="#000000" style:text-line-through-style="none" style:text-position="-6% 58%" style:font-name="Courier" fo:font-size="9pt" fo:letter-spacing="-0.0028in" fo:font-style="italic" style:text-underline-style="none" fo:font-weight="normal" style:font-name-asian="Courier" style:font-size-asian="9pt" style:font-style-asian="italic" style:font-weight-asian="normal" style:font-name-complex="Courier" style:font-size-complex="9pt" style:font-style-complex="italic" style:font-weight-complex="normal"/>
    </style:style>
    <style:style style:name="Operand" style:family="text">
      <style:text-properties fo:color="#000000" style:text-line-through-style="none" style:text-position="0% 100%" style:font-name="Times" fo:font-size="10pt" fo:letter-spacing="normal" fo:font-style="italic" fo:font-weight="normal" style:font-name-asian="Times" style:font-size-asian="10pt" style:font-style-asian="italic" style:font-weight-asian="normal" style:font-name-complex="Times" style:font-size-complex="10pt" style:font-style-complex="italic" style:font-weight-complex="normal"/>
    </style:style>
    <style:style style:name="OperandSubscript" style:family="text">
      <style:text-properties fo:color="#000000" style:text-line-through-style="none" style:text-position="-6% 58%" style:font-name="Times" fo:font-size="10pt" fo:letter-spacing="normal" fo:font-style="italic" fo:font-weight="normal" style:font-name-asian="Times" style:font-size-asian="10pt" style:font-style-asian="italic" style:font-weight-asian="normal" style:font-name-complex="Times" style:font-size-complex="10pt" style:font-style-complex="italic" style:font-weight-complex="normal"/>
    </style:style>
    <style:style style:name="Completer" style:family="text">
      <style:text-properties fo:color="#000000" style:text-line-through-style="none" style:text-position="0% 100%" style:font-name="Times" fo:font-size="10pt" fo:letter-spacing="normal" fo:font-style="italic" fo:font-weight="normal" style:font-name-asian="Times" style:font-size-asian="10pt" style:font-style-asian="italic" style:font-weight-asian="normal" style:font-name-complex="Times" style:font-size-complex="10pt" style:font-style-complex="italic" style:font-weight-complex="normal"/>
    </style:style>
    <style:style style:name="InstSection" style:family="text">
      <style:text-properties fo:font-variant="normal" fo:text-transform="none" fo:color="#000000" style:text-line-through-style="none" style:text-position="0% 100%" style:font-name="Helvetica" fo:font-size="10pt" fo:letter-spacing="normal"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style>
    <style:style style:name="DraftNoticeChar" style:family="text">
      <style:text-properties fo:font-variant="normal" fo:text-transform="none" fo:color="#000000" style:text-line-through-style="none" style:text-position="0% 100%" style:font-name="Helvetica" fo:font-size="11pt" fo:letter-spacing="normal"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style>
    <style:style style:name="Subscript" style:family="text">
      <style:text-properties style:text-position="-6% 58%"/>
    </style:style>
    <style:style style:name="Superscript" style:family="text">
      <style:text-properties style:text-position="6% 58%"/>
    </style:style>
    <style:style style:name="Symbol" style:family="text">
      <style:text-properties fo:color="#000000" style:text-line-through-style="none" style:font-name="Symbol" fo:font-style="normal" fo:font-weight="normal" style:font-name-asian="Symbol" style:font-style-asian="normal" style:font-weight-asian="normal" style:font-name-complex="Symbol" style:font-style-complex="normal" style:font-weight-complex="normal"/>
    </style:style>
    <style:style style:name="RTF_5f_Num_20_2_20_1" style:display-name="RTF_Num 2 1" style:family="text">
      <style:text-properties fo:color="#000000" style:text-line-through-style="none" style:font-name="Helvetica" fo:font-size="10pt" fo:font-style="normal" style:text-underline-style="none" fo:font-weight="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consecutive-numbering="true">
      <text:list-level-style-number text:level="1" text:style-name="RTF_5f_Num_20_2_20_1" style:num-prefix="Figure 1‑5. " style:num-format="">
        <style:list-level-properties fo:text-align="center"/>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RightFooter">
      <style:text-properties fo:font-variant="normal" fo:text-transform="none" style:text-position="0% 100%"/>
    </style:style>
    <style:style style:name="P2" style:family="paragraph" style:parent-style-name="LeftFooter">
      <style:text-properties fo:font-variant="normal" fo:text-transform="none" style:text-position="0% 100%"/>
    </style:style>
    <style:style style:name="T1" style:family="text">
      <style:text-properties fo:font-variant="normal" fo:text-transform="none" style:text-position="0% 100%"/>
    </style:style>
    <style:style style:name="T2" style:family="text"/>
    <style:page-layout style:name="pm1">
      <style:page-layout-properties fo:page-width="8.5in" fo:page-height="11in" style:num-format="1" style:print-orientation="portrait" fo:margin-top="0.5in" fo:margin-bottom="0.5in" fo:margin-left="1in" fo:margin-right="0.75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5in" fo:margin-left="0in" fo:margin-right="0in" fo:margin-bottom="0.0535in" style:dynamic-spacing="true"/>
      </style:header-style>
      <style:footer-style>
        <style:header-footer-properties fo:min-height="0.25in" fo:margin-left="0in" fo:margin-right="0in" fo:margin-top="0.0535in" style:dynamic-spacing="true"/>
      </style:footer-style>
    </style:page-layout>
  </office:automatic-styles>
  <office:master-styles>
    <style:master-page style:name="Standard" style:page-layout-name="pm1">
      <style:header>
        <text:user-field-decls>
          <text:user-field-decl office:value-type="string" office:string-value="9 Oct 07" text:name="SAVEDATE  \@ &quot;M'/'d'/'yy&quot;"/>
        </text:user-field-decls>
        <text:p text:style-name="Header"><text:span text:style-name="T1">Ski IA-64 Simulator Reference Manual 1.0L</text:span><text:span text:style-name="DraftNoticeChar"> Draft (</text:span><text:span text:style-name="DraftNoticeChar"><text:user-field-get text:name="SAVEDATE  \@ &quot;M'/'d'/'yy&quot;">9 Oct 07</text:user-field-get></text:span><text:span text:style-name="DraftNoticeChar">)</text:span><text:span text:style-name="T1"><text:tab/></text:span></text:p>
      </style:header>
      <style:header-left>
        <text:user-field-decls>
          <text:user-field-decl office:value-type="string" office:string-value="9 Oct 07" text:name="SAVEDATE  \@ &quot;M'/'d'/'yy&quot;"/>
        </text:user-field-decls>
        <text:p text:style-name="Header"><text:span text:style-name="T1"><text:tab/>Ski IA-64 Simulator Reference Manual 1.0L</text:span><text:span text:style-name="DraftNoticeChar"> Draft (</text:span><text:span text:style-name="DraftNoticeChar"><text:user-field-get text:name="SAVEDATE  \@ &quot;M'/'d'/'yy&quot;">9 Oct 07</text:user-field-get></text:span><text:span text:style-name="DraftNoticeChar">)</text:span></text:p>
      </style:header-left>
      <style:footer>
        <text:p text:style-name="P1">Copyright © 2000 Hewlett-Packard Co.<text:tab/><text:tab/><text:chapter text:display="number-and-name" text:outline-level="1">1 Debugging</text:chapter>-<text:page-number style:num-format="1" text:select-page="current">9</text:page-number></text:p>
      </style:footer>
      <style:footer-left>
        <text:p text:style-name="P2"><text:chapter text:display="number-and-name" text:outline-level="1">1 Debugging</text:chapter>-<text:page-number style:num-format="1" text:select-page="current">9</text:page-number><text:tab/><text:tab/>Copyright © 2000 Hewlett-Packard Co.</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7-10-09T12:09:06</meta:creation-date>
    <dc:creator>Lorna Vallad</dc:creator>
    <dc:date>2007-12-13T13:11:17</dc:date>
    <meta:editing-cycles>32</meta:editing-cycles>
    <meta:editing-duration>PT3H34M48S</meta:editing-duration>
    <meta:user-defined meta:name="Info 1"/>
    <meta:user-defined meta:name="Info 2"/>
    <meta:user-defined meta:name="Info 3"/>
    <meta:user-defined meta:name="Info 4"/>
    <meta:document-statistic meta:table-count="4" meta:image-count="5" meta:object-count="0" meta:page-count="9" meta:paragraph-count="120" meta:word-count="2993" meta:character-count="17849"/>
  </office:meta>
</office:document-meta>
</file>